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A24C9EC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B819A20A.svm" manifest:media-type="image/x-svm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2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ce3" style:family="table-cell" style:parent-style-name="Default" style:data-style-name="N4"/>
    <style:style style:name="ce4" style:family="table-cell" style:parent-style-name="Default" style:data-style-name="N100">
      <style:text-properties fo:color="#2e3436" style:text-outline="false" style:text-line-through-style="none" style:text-line-through-type="none" style:font-name="Noto Sans" fo:font-size="9.5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dited" table:style-name="ta1">
        <office:forms form:automatic-focus="false" form:apply-design-mode="false"/>
        <table:shapes>
          <draw:frame draw:z-index="0" draw:style-name="gr1" draw:text-style-name="P1" svg:width="15.999cm" svg:height="8.999cm" svg:x="13.261cm" svg:y="0cm">
            <draw:object draw:notify-on-update-of-ranges="edited.B1:edited.B1 edited.B2:edited.B101 edited.C1:edited.C1 edited.C2:edited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986cm" svg:y="0.1cm">
            <draw:object draw:notify-on-update-of-ranges="edited.G1:edited.G1 edited.G2:edited.G101 edited.C1:edited.C1 edited.C2:edited.C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02</text:p>
          </table:table-cell>
          <table:table-cell office:value-type="float" office:value="0.643792" calcext:value-type="float">
            <text:p>0.64</text:p>
          </table:table-cell>
          <table:table-cell office:value-type="float" office:value="0.154452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19427" calcext:value-type="float">
            <text:p>119427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57</text:p>
          </table:table-cell>
          <table:table-cell office:value-type="float" office:value="1.718052" calcext:value-type="float">
            <text:p>1.72</text:p>
          </table:table-cell>
          <table:table-cell office:value-type="float" office:value="0.000001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4:53</text:p>
          </table:table-cell>
          <table:table-cell office:value-type="float" office:value="6.177062" calcext:value-type="float">
            <text:p>6.18</text:p>
          </table:table-cell>
          <table:table-cell office:value-type="float" office:value="0.045412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95359" calcext:value-type="float">
            <text:p>95359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4:49</text:p>
          </table:table-cell>
          <table:table-cell office:value-type="float" office:value="0.777234" calcext:value-type="float">
            <text:p>0.78</text:p>
          </table:table-cell>
          <table:table-cell office:value-type="float" office:value="0.033621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36963" calcext:value-type="float">
            <text:p>136963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01</text:p>
          </table:table-cell>
          <table:table-cell office:value-type="float" office:value="2.5059" calcext:value-type="float">
            <text:p>2.51</text:p>
          </table:table-cell>
          <table:table-cell office:value-type="float" office:value="0.13778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41244" calcext:value-type="float">
            <text:p>141244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03</text:p>
          </table:table-cell>
          <table:table-cell office:value-type="float" office:value="0.501752" calcext:value-type="float">
            <text:p>0.50</text:p>
          </table:table-cell>
          <table:table-cell office:value-type="float" office:value="0.103593" calcext:value-type="float">
            <text:p>0.10</text:p>
          </table:table-cell>
          <table:table-cell office:value-type="float" office:value="0" calcext:value-type="float">
            <text:p>0</text:p>
          </table:table-cell>
          <table:table-cell office:value-type="float" office:value="164203" calcext:value-type="float">
            <text:p>164203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04</text:p>
          </table:table-cell>
          <table:table-cell office:value-type="float" office:value="0.535351" calcext:value-type="float">
            <text:p>0.54</text:p>
          </table:table-cell>
          <table:table-cell office:value-type="float" office:value="0.044136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10794" calcext:value-type="float">
            <text:p>110794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06</text:p>
          </table:table-cell>
          <table:table-cell office:value-type="float" office:value="4.75316" calcext:value-type="float">
            <text:p>4.75</text:p>
          </table:table-cell>
          <table:table-cell office:value-type="float" office:value="0.209667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117685" calcext:value-type="float">
            <text:p>117685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7:13</text:p>
          </table:table-cell>
          <table:table-cell office:value-type="float" office:value="1.342057" calcext:value-type="float">
            <text:p>1.34</text:p>
          </table:table-cell>
          <table:table-cell office:value-type="float" office:value="0.191764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8918" calcext:value-type="float">
            <text:p>891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4:55</text:p>
          </table:table-cell>
          <table:table-cell office:value-type="float" office:value="0.992968" calcext:value-type="float">
            <text:p>0.99</text:p>
          </table:table-cell>
          <table:table-cell office:value-type="float" office:value="0.210603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145073" calcext:value-type="float">
            <text:p>145073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4:58</text:p>
          </table:table-cell>
          <table:table-cell office:value-type="float" office:value="0.992734" calcext:value-type="float">
            <text:p>0.99</text:p>
          </table:table-cell>
          <table:table-cell office:value-type="float" office:value="0.245108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81327" calcext:value-type="float">
            <text:p>181327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7:10</text:p>
          </table:table-cell>
          <table:table-cell office:value-type="float" office:value="3.261148" calcext:value-type="float">
            <text:p>3.26</text:p>
          </table:table-cell>
          <table:table-cell office:value-type="float" office:value="1.123875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97235" calcext:value-type="float">
            <text:p>97235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07</text:p>
          </table:table-cell>
          <table:table-cell office:value-type="float" office:value="59.631869" calcext:value-type="float">
            <text:p>59.63</text:p>
          </table:table-cell>
          <table:table-cell office:value-type="float" office:value="0.161577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27785" calcext:value-type="float">
            <text:p>127785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40</text:p>
          </table:table-cell>
          <table:table-cell office:value-type="float" office:value="8.429165" calcext:value-type="float">
            <text:p>8.43</text:p>
          </table:table-cell>
          <table:table-cell office:value-type="float" office:value="0.01486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620" calcext:value-type="float">
            <text:p>8620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07</text:p>
          </table:table-cell>
          <table:table-cell office:value-type="float" office:value="0.973389" calcext:value-type="float">
            <text:p>0.97</text:p>
          </table:table-cell>
          <table:table-cell office:value-type="float" office:value="0.139477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19067" calcext:value-type="float">
            <text:p>119067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58</text:p>
          </table:table-cell>
          <table:table-cell office:value-type="float" office:value="4.119276" calcext:value-type="float">
            <text:p>4.12</text:p>
          </table:table-cell>
          <table:table-cell office:value-type="float" office:value="0.78712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125903" calcext:value-type="float">
            <text:p>125903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05</text:p>
          </table:table-cell>
          <table:table-cell office:value-type="float" office:value="0.476029" calcext:value-type="float">
            <text:p>0.48</text:p>
          </table:table-cell>
          <table:table-cell office:value-type="float" office:value="0.101658" calcext:value-type="float">
            <text:p>0.10</text:p>
          </table:table-cell>
          <table:table-cell office:value-type="float" office:value="0" calcext:value-type="float">
            <text:p>0</text:p>
          </table:table-cell>
          <table:table-cell office:value-type="float" office:value="190138" calcext:value-type="float">
            <text:p>190138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10</text:p>
          </table:table-cell>
          <table:table-cell office:value-type="float" office:value="2.332333" calcext:value-type="float">
            <text:p>2.33</text:p>
          </table:table-cell>
          <table:table-cell office:value-type="float" office:value="0.19985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70277" calcext:value-type="float">
            <text:p>170277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13</text:p>
          </table:table-cell>
          <table:table-cell office:value-type="float" office:value="2.371373" calcext:value-type="float">
            <text:p>2.37</text:p>
          </table:table-cell>
          <table:table-cell office:value-type="float" office:value="0.113608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68740" calcext:value-type="float">
            <text:p>168740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17</text:p>
          </table:table-cell>
          <table:table-cell office:value-type="float" office:value="51.38586" calcext:value-type="float">
            <text:p>51.39</text:p>
          </table:table-cell>
          <table:table-cell office:value-type="float" office:value="0.388683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100239" calcext:value-type="float">
            <text:p>100239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11</text:p>
          </table:table-cell>
          <table:table-cell office:value-type="float" office:value="1.866728" calcext:value-type="float">
            <text:p>1.87</text:p>
          </table:table-cell>
          <table:table-cell office:value-type="float" office:value="0.059357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66836" calcext:value-type="float">
            <text:p>166836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23</text:p>
          </table:table-cell>
          <table:table-cell office:value-type="float" office:value="5.411183" calcext:value-type="float">
            <text:p>5.41</text:p>
          </table:table-cell>
          <table:table-cell office:value-type="float" office:value="0.004789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86236" calcext:value-type="float">
            <text:p>86236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08</text:p>
          </table:table-cell>
          <table:table-cell office:value-type="float" office:value="0.825503" calcext:value-type="float">
            <text:p>0.83</text:p>
          </table:table-cell>
          <table:table-cell office:value-type="float" office:value="0.158165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00353" calcext:value-type="float">
            <text:p>100353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 table:visibility="collapse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15</text:p>
          </table:table-cell>
          <table:table-cell office:value-type="float" office:value="3.111517" calcext:value-type="float">
            <text:p>3.11</text:p>
          </table:table-cell>
          <table:table-cell office:value-type="float" office:value="0.0134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3474" calcext:value-type="float">
            <text:p>203474</text:p>
          </table:table-cell>
          <table:table-cell office:value-type="float" office:value="271" calcext:value-type="float">
            <text:p>271</text:p>
          </table:table-cell>
          <table:table-cell table:formula="of:=IF([.C25]&lt;5;&quot;ERROR&quot;; &quot;&quot;)" office:value-type="string" office:string-value="ERROR" calcext:value-type="string">
            <text:p>ERROR</text:p>
          </table:table-cell>
          <table:table-cell/>
        </table:table-row>
        <table:table-row table:style-name="ro1" table:visibility="collapse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09</text:p>
          </table:table-cell>
          <table:table-cell office:value-type="float" office:value="1.43382" calcext:value-type="float">
            <text:p>1.43</text:p>
          </table:table-cell>
          <table:table-cell office:value-type="float" office:value="0.160701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49855" calcext:value-type="float">
            <text:p>149855</text:p>
          </table:table-cell>
          <table:table-cell office:value-type="float" office:value="272" calcext:value-type="float">
            <text:p>272</text:p>
          </table:table-cell>
          <table:table-cell table:formula="of:=IF([.C26]&lt;5;&quot;ERROR&quot;; &quot;&quot;)" office:value-type="string" office:string-value="ERROR" calcext:value-type="string">
            <text:p>ERROR</text:p>
          </table:table-cell>
          <table:table-cell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53</text:p>
          </table:table-cell>
          <table:table-cell office:value-type="float" office:value="11.600877" calcext:value-type="float">
            <text:p>11.60</text:p>
          </table:table-cell>
          <table:table-cell office:value-type="float" office:value="0.156245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4516" calcext:value-type="float">
            <text:p>14516</text:p>
          </table:table-cell>
          <table:table-cell office:value-type="float" office:value="272" calcext:value-type="float">
            <text:p>272</text:p>
          </table:table-cell>
          <table:table-cell table:formula="of:=IF([.C27]&lt;5;&quot;ERROR&quot;; &quot;&quot;)">
            <text:p/>
          </table:table-cell>
          <table:table-cell/>
        </table:table-row>
        <table:table-row table:style-name="ro1" table:visibility="collapse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12</text:p>
          </table:table-cell>
          <table:table-cell office:value-type="float" office:value="1.987421" calcext:value-type="float">
            <text:p>1.99</text:p>
          </table:table-cell>
          <table:table-cell office:value-type="float" office:value="0.091325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41023" calcext:value-type="float">
            <text:p>141023</text:p>
          </table:table-cell>
          <table:table-cell office:value-type="float" office:value="273" calcext:value-type="float">
            <text:p>273</text:p>
          </table:table-cell>
          <table:table-cell table:formula="of:=IF([.C28]&lt;5;&quot;ERROR&quot;; &quot;&quot;)" office:value-type="string" office:string-value="ERROR" calcext:value-type="string">
            <text:p>ERROR</text:p>
          </table:table-cell>
          <table:table-cell/>
        </table:table-row>
        <table:table-row table:style-name="ro1" table:visibility="collapse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14</text:p>
          </table:table-cell>
          <table:table-cell office:value-type="float" office:value="2.363312" calcext:value-type="float">
            <text:p>2.36</text:p>
          </table:table-cell>
          <table:table-cell office:value-type="float" office:value="0.042308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60332" calcext:value-type="float">
            <text:p>160332</text:p>
          </table:table-cell>
          <table:table-cell office:value-type="float" office:value="273" calcext:value-type="float">
            <text:p>273</text:p>
          </table:table-cell>
          <table:table-cell table:formula="of:=IF([.C29]&lt;5;&quot;ERROR&quot;; &quot;&quot;)" office:value-type="string" office:string-value="ERROR" calcext:value-type="string">
            <text:p>ERROR</text:p>
          </table:table-cell>
          <table:table-cell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16</text:p>
          </table:table-cell>
          <table:table-cell office:value-type="float" office:value="5.725199" calcext:value-type="float">
            <text:p>5.73</text:p>
          </table:table-cell>
          <table:table-cell office:value-type="float" office:value="0.091071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237090" calcext:value-type="float">
            <text:p>237090</text:p>
          </table:table-cell>
          <table:table-cell office:value-type="float" office:value="273" calcext:value-type="float">
            <text:p>273</text:p>
          </table:table-cell>
          <table:table-cell table:formula="of:=IF([.C30]&lt;5;&quot;ERROR&quot;; &quot;&quot;)">
            <text:p/>
          </table:table-cell>
          <table:table-cell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26</text:p>
          </table:table-cell>
          <table:table-cell office:value-type="float" office:value="51.066297" calcext:value-type="float">
            <text:p>51.07</text:p>
          </table:table-cell>
          <table:table-cell office:value-type="float" office:value="0.833568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08564" calcext:value-type="float">
            <text:p>108564</text:p>
          </table:table-cell>
          <table:table-cell office:value-type="float" office:value="273" calcext:value-type="float">
            <text:p>273</text:p>
          </table:table-cell>
          <table:table-cell table:formula="of:=IF([.C31]&lt;5;&quot;ERROR&quot;; &quot;&quot;)">
            <text:p/>
          </table:table-cell>
          <table:table-cell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17</text:p>
          </table:table-cell>
          <table:table-cell office:value-type="float" office:value="8.412555" calcext:value-type="float">
            <text:p>8.41</text:p>
          </table:table-cell>
          <table:table-cell office:value-type="float" office:value="0.07631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03853" calcext:value-type="float">
            <text:p>203853</text:p>
          </table:table-cell>
          <table:table-cell office:value-type="float" office:value="274" calcext:value-type="float">
            <text:p>274</text:p>
          </table:table-cell>
          <table:table-cell table:formula="of:=IF([.C32]&lt;5;&quot;ERROR&quot;; &quot;&quot;)">
            <text:p/>
          </table:table-cell>
          <table:table-cell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26</text:p>
          </table:table-cell>
          <table:table-cell office:value-type="float" office:value="6.812518" calcext:value-type="float">
            <text:p>6.81</text:p>
          </table:table-cell>
          <table:table-cell office:value-type="float" office:value="0.039226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22911" calcext:value-type="float">
            <text:p>222911</text:p>
          </table:table-cell>
          <table:table-cell office:value-type="float" office:value="275" calcext:value-type="float">
            <text:p>275</text:p>
          </table:table-cell>
          <table:table-cell table:formula="of:=IF([.C33]&lt;5;&quot;ERROR&quot;; &quot;&quot;)">
            <text:p/>
          </table:table-cell>
          <table:table-cell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25</text:p>
          </table:table-cell>
          <table:table-cell office:value-type="float" office:value="5.797195" calcext:value-type="float">
            <text:p>5.80</text:p>
          </table:table-cell>
          <table:table-cell office:value-type="float" office:value="0.02442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4927" calcext:value-type="float">
            <text:p>144927</text:p>
          </table:table-cell>
          <table:table-cell office:value-type="float" office:value="276" calcext:value-type="float">
            <text:p>276</text:p>
          </table:table-cell>
          <table:table-cell table:formula="of:=IF([.C34]&lt;5;&quot;ERROR&quot;; &quot;&quot;)">
            <text:p/>
          </table:table-cell>
          <table:table-cell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09</text:p>
          </table:table-cell>
          <table:table-cell office:value-type="float" office:value="93.750048" calcext:value-type="float">
            <text:p>93.75</text:p>
          </table:table-cell>
          <table:table-cell office:value-type="float" office:value="0.067024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34522" calcext:value-type="float">
            <text:p>134522</text:p>
          </table:table-cell>
          <table:table-cell office:value-type="float" office:value="279" calcext:value-type="float">
            <text:p>279</text:p>
          </table:table-cell>
          <table:table-cell table:formula="of:=IF([.C35]&lt;5;&quot;ERROR&quot;; &quot;&quot;)">
            <text:p/>
          </table:table-cell>
          <table:table-cell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22</text:p>
          </table:table-cell>
          <table:table-cell office:value-type="float" office:value="5.320122" calcext:value-type="float">
            <text:p>5.32</text:p>
          </table:table-cell>
          <table:table-cell office:value-type="float" office:value="0.048838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73683" calcext:value-type="float">
            <text:p>173683</text:p>
          </table:table-cell>
          <table:table-cell office:value-type="float" office:value="281" calcext:value-type="float">
            <text:p>281</text:p>
          </table:table-cell>
          <table:table-cell table:formula="of:=IF([.C36]&lt;5;&quot;ERROR&quot;; &quot;&quot;)">
            <text:p/>
          </table:table-cell>
          <table:table-cell table:style-name="ce4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23</text:p>
          </table:table-cell>
          <table:table-cell office:value-type="float" office:value="56.734656" calcext:value-type="float">
            <text:p>56.73</text:p>
          </table:table-cell>
          <table:table-cell office:value-type="float" office:value="0.298879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15378" calcext:value-type="float">
            <text:p>115378</text:p>
          </table:table-cell>
          <table:table-cell office:value-type="float" office:value="284" calcext:value-type="float">
            <text:p>284</text:p>
          </table:table-cell>
          <table:table-cell table:formula="of:=IF([.C37]&lt;5;&quot;ERROR&quot;; &quot;&quot;)">
            <text:p/>
          </table:table-cell>
          <table:table-cell table:formula="of:=IF([.C37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29</text:p>
          </table:table-cell>
          <table:table-cell office:value-type="float" office:value="43.948246" calcext:value-type="float">
            <text:p>43.95</text:p>
          </table:table-cell>
          <table:table-cell office:value-type="float" office:value="0.958451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06720" calcext:value-type="float">
            <text:p>106720</text:p>
          </table:table-cell>
          <table:table-cell office:value-type="float" office:value="285" calcext:value-type="float">
            <text:p>285</text:p>
          </table:table-cell>
          <table:table-cell table:formula="of:=IF([.C38]&lt;5;&quot;ERROR&quot;; &quot;&quot;)">
            <text:p/>
          </table:table-cell>
          <table:table-cell table:formula="of:=IF([.C38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35</text:p>
          </table:table-cell>
          <table:table-cell office:value-type="float" office:value="11.146054" calcext:value-type="float">
            <text:p>11.15</text:p>
          </table:table-cell>
          <table:table-cell office:value-type="float" office:value="0.031227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96313" calcext:value-type="float">
            <text:p>196313</text:p>
          </table:table-cell>
          <table:table-cell office:value-type="float" office:value="290" calcext:value-type="float">
            <text:p>290</text:p>
          </table:table-cell>
          <table:table-cell table:formula="of:=IF([.C39]&lt;5;&quot;ERROR&quot;; &quot;&quot;)">
            <text:p/>
          </table:table-cell>
          <table:table-cell table:formula="of:=IF([.C39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37</text:p>
          </table:table-cell>
          <table:table-cell office:value-type="float" office:value="21.757631" calcext:value-type="float">
            <text:p>21.76</text:p>
          </table:table-cell>
          <table:table-cell office:value-type="float" office:value="0.100079" calcext:value-type="float">
            <text:p>0.10</text:p>
          </table:table-cell>
          <table:table-cell office:value-type="float" office:value="0" calcext:value-type="float">
            <text:p>0</text:p>
          </table:table-cell>
          <table:table-cell office:value-type="float" office:value="153088" calcext:value-type="float">
            <text:p>153088</text:p>
          </table:table-cell>
          <table:table-cell office:value-type="float" office:value="292" calcext:value-type="float">
            <text:p>292</text:p>
          </table:table-cell>
          <table:table-cell table:formula="of:=IF([.C40]&lt;5;&quot;ERROR&quot;; &quot;&quot;)">
            <text:p/>
          </table:table-cell>
          <table:table-cell table:formula="of:=IF([.C40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25</text:p>
          </table:table-cell>
          <table:table-cell office:value-type="float" office:value="46.297096" calcext:value-type="float">
            <text:p>46.30</text:p>
          </table:table-cell>
          <table:table-cell office:value-type="float" office:value="0.476713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91182" calcext:value-type="float">
            <text:p>91182</text:p>
          </table:table-cell>
          <table:table-cell office:value-type="float" office:value="292" calcext:value-type="float">
            <text:p>292</text:p>
          </table:table-cell>
          <table:table-cell table:formula="of:=IF([.C41]&lt;5;&quot;ERROR&quot;; &quot;&quot;)">
            <text:p/>
          </table:table-cell>
          <table:table-cell table:formula="of:=IF([.C41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34</text:p>
          </table:table-cell>
          <table:table-cell office:value-type="float" office:value="10.813408" calcext:value-type="float">
            <text:p>10.81</text:p>
          </table:table-cell>
          <table:table-cell office:value-type="float" office:value="0.054886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66041" calcext:value-type="float">
            <text:p>166041</text:p>
          </table:table-cell>
          <table:table-cell office:value-type="float" office:value="293" calcext:value-type="float">
            <text:p>293</text:p>
          </table:table-cell>
          <table:table-cell table:formula="of:=IF([.C42]&lt;5;&quot;ERROR&quot;; &quot;&quot;)">
            <text:p/>
          </table:table-cell>
          <table:table-cell table:formula="of:=IF([.C42]&lt;10;&quot;WARNING&quot;;&quot;&quot;)">
            <text:p/>
          </table:table-cell>
        </table:table-row>
        <table:table-row table:style-name="ro1" table:visibility="collapse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28</text:p>
          </table:table-cell>
          <table:table-cell office:value-type="float" office:value="8.697177" calcext:value-type="float">
            <text:p>8.70</text:p>
          </table:table-cell>
          <table:table-cell office:value-type="float" office:value="0.032038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98137" calcext:value-type="float">
            <text:p>198137</text:p>
          </table:table-cell>
          <table:table-cell office:value-type="float" office:value="294" calcext:value-type="float">
            <text:p>294</text:p>
          </table:table-cell>
          <table:table-cell table:formula="of:=IF([.C43]&lt;5;&quot;ERROR&quot;; &quot;&quot;)">
            <text:p/>
          </table:table-cell>
          <table:table-cell table:formula="of:=IF([.C43]&lt;10;&quot;WARNING&quot;;&quot;&quot;)" office:value-type="string" office:string-value="WARNING" calcext:value-type="string">
            <text:p>WARNING</text:p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31</text:p>
          </table:table-cell>
          <table:table-cell office:value-type="float" office:value="10.986726" calcext:value-type="float">
            <text:p>10.99</text:p>
          </table:table-cell>
          <table:table-cell office:value-type="float" office:value="0.033148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7890" calcext:value-type="float">
            <text:p>87890</text:p>
          </table:table-cell>
          <table:table-cell office:value-type="float" office:value="294" calcext:value-type="float">
            <text:p>294</text:p>
          </table:table-cell>
          <table:table-cell table:formula="of:=IF([.C44]&lt;5;&quot;ERROR&quot;; &quot;&quot;)">
            <text:p/>
          </table:table-cell>
          <table:table-cell table:formula="of:=IF([.C44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33</text:p>
          </table:table-cell>
          <table:table-cell office:value-type="float" office:value="22.831443" calcext:value-type="float">
            <text:p>22.83</text:p>
          </table:table-cell>
          <table:table-cell office:value-type="float" office:value="0.022128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79568" calcext:value-type="float">
            <text:p>179568</text:p>
          </table:table-cell>
          <table:table-cell office:value-type="float" office:value="296" calcext:value-type="float">
            <text:p>296</text:p>
          </table:table-cell>
          <table:table-cell table:formula="of:=IF([.C45]&lt;5;&quot;ERROR&quot;; &quot;&quot;)">
            <text:p/>
          </table:table-cell>
          <table:table-cell table:formula="of:=IF([.C45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36</text:p>
          </table:table-cell>
          <table:table-cell office:value-type="float" office:value="11.889188" calcext:value-type="float">
            <text:p>11.89</text:p>
          </table:table-cell>
          <table:table-cell office:value-type="float" office:value="0.124828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236543" calcext:value-type="float">
            <text:p>236543</text:p>
          </table:table-cell>
          <table:table-cell office:value-type="float" office:value="298" calcext:value-type="float">
            <text:p>298</text:p>
          </table:table-cell>
          <table:table-cell table:formula="of:=IF([.C46]&lt;5;&quot;ERROR&quot;; &quot;&quot;)">
            <text:p/>
          </table:table-cell>
          <table:table-cell table:formula="of:=IF([.C46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40</text:p>
          </table:table-cell>
          <table:table-cell office:value-type="float" office:value="15.122913" calcext:value-type="float">
            <text:p>15.12</text:p>
          </table:table-cell>
          <table:table-cell office:value-type="float" office:value="0.034276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30585" calcext:value-type="float">
            <text:p>130585</text:p>
          </table:table-cell>
          <table:table-cell office:value-type="float" office:value="299" calcext:value-type="float">
            <text:p>299</text:p>
          </table:table-cell>
          <table:table-cell table:formula="of:=IF([.C47]&lt;5;&quot;ERROR&quot;; &quot;&quot;)">
            <text:p/>
          </table:table-cell>
          <table:table-cell table:formula="of:=IF([.C47]&lt;10;&quot;WARNING&quot;;&quot;&quot;)">
            <text:p/>
          </table:table-cell>
        </table:table-row>
        <table:table-row table:style-name="ro1" table:visibility="collapse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7:07</text:p>
          </table:table-cell>
          <table:table-cell office:value-type="float" office:value="2.308901" calcext:value-type="float">
            <text:p>2.31</text:p>
          </table:table-cell>
          <table:table-cell office:value-type="float" office:value="2.222324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302682" calcext:value-type="float">
            <text:p>302682</text:p>
          </table:table-cell>
          <table:table-cell office:value-type="float" office:value="299" calcext:value-type="float">
            <text:p>299</text:p>
          </table:table-cell>
          <table:table-cell table:formula="of:=IF([.C48]&lt;5;&quot;ERROR&quot;; &quot;&quot;)" office:value-type="string" office:string-value="ERROR" calcext:value-type="string">
            <text:p>ERROR</text:p>
          </table:table-cell>
          <table:table-cell table:formula="of:=IF([.C48]&lt;10;&quot;WARNING&quot;;&quot;&quot;)" office:value-type="string" office:string-value="WARNING" calcext:value-type="string">
            <text:p>WARNING</text:p>
          </table:table-cell>
        </table:table-row>
        <table:table-row table:style-name="ro1" table:visibility="collapse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7:00</text:p>
          </table:table-cell>
          <table:table-cell office:value-type="float" office:value="1.522923" calcext:value-type="float">
            <text:p>1.52</text:p>
          </table:table-cell>
          <table:table-cell office:value-type="float" office:value="0.000001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01" calcext:value-type="float">
            <text:p>301</text:p>
          </table:table-cell>
          <table:table-cell table:formula="of:=IF([.C49]&lt;5;&quot;ERROR&quot;; &quot;&quot;)" office:value-type="string" office:string-value="ERROR" calcext:value-type="string">
            <text:p>ERROR</text:p>
          </table:table-cell>
          <table:table-cell table:formula="of:=IF([.C49]&lt;10;&quot;WARNING&quot;;&quot;&quot;)" office:value-type="string" office:string-value="WARNING" calcext:value-type="string">
            <text:p>WARNING</text:p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39</text:p>
          </table:table-cell>
          <table:table-cell office:value-type="float" office:value="24.387156" calcext:value-type="float">
            <text:p>24.39</text:p>
          </table:table-cell>
          <table:table-cell office:value-type="float" office:value="0.038105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32151" calcext:value-type="float">
            <text:p>132151</text:p>
          </table:table-cell>
          <table:table-cell office:value-type="float" office:value="302" calcext:value-type="float">
            <text:p>302</text:p>
          </table:table-cell>
          <table:table-cell table:formula="of:=IF([.C50]&lt;5;&quot;ERROR&quot;; &quot;&quot;)">
            <text:p/>
          </table:table-cell>
          <table:table-cell table:formula="of:=IF([.C50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45</text:p>
          </table:table-cell>
          <table:table-cell office:value-type="float" office:value="16.930687" calcext:value-type="float">
            <text:p>16.93</text:p>
          </table:table-cell>
          <table:table-cell office:value-type="float" office:value="0.107608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99183" calcext:value-type="float">
            <text:p>199183</text:p>
          </table:table-cell>
          <table:table-cell office:value-type="float" office:value="302" calcext:value-type="float">
            <text:p>302</text:p>
          </table:table-cell>
          <table:table-cell table:formula="of:=IF([.C51]&lt;5;&quot;ERROR&quot;; &quot;&quot;)">
            <text:p/>
          </table:table-cell>
          <table:table-cell table:formula="of:=IF([.C51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47</text:p>
          </table:table-cell>
          <table:table-cell office:value-type="float" office:value="17.14762" calcext:value-type="float">
            <text:p>17.15</text:p>
          </table:table-cell>
          <table:table-cell office:value-type="float" office:value="0.069313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233842" calcext:value-type="float">
            <text:p>233842</text:p>
          </table:table-cell>
          <table:table-cell office:value-type="float" office:value="302" calcext:value-type="float">
            <text:p>302</text:p>
          </table:table-cell>
          <table:table-cell table:formula="of:=IF([.C52]&lt;5;&quot;ERROR&quot;; &quot;&quot;)">
            <text:p/>
          </table:table-cell>
          <table:table-cell table:formula="of:=IF([.C52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01</text:p>
          </table:table-cell>
          <table:table-cell office:value-type="float" office:value="78.639378" calcext:value-type="float">
            <text:p>78.64</text:p>
          </table:table-cell>
          <table:table-cell office:value-type="float" office:value="0.07006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83766" calcext:value-type="float">
            <text:p>183766</text:p>
          </table:table-cell>
          <table:table-cell office:value-type="float" office:value="302" calcext:value-type="float">
            <text:p>302</text:p>
          </table:table-cell>
          <table:table-cell table:formula="of:=IF([.C53]&lt;5;&quot;ERROR&quot;; &quot;&quot;)">
            <text:p/>
          </table:table-cell>
          <table:table-cell table:formula="of:=IF([.C53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44</text:p>
          </table:table-cell>
          <table:table-cell office:value-type="float" office:value="16.641423" calcext:value-type="float">
            <text:p>16.64</text:p>
          </table:table-cell>
          <table:table-cell office:value-type="float" office:value="0.070442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53019" calcext:value-type="float">
            <text:p>153019</text:p>
          </table:table-cell>
          <table:table-cell office:value-type="float" office:value="303" calcext:value-type="float">
            <text:p>303</text:p>
          </table:table-cell>
          <table:table-cell table:formula="of:=IF([.C54]&lt;5;&quot;ERROR&quot;; &quot;&quot;)">
            <text:p/>
          </table:table-cell>
          <table:table-cell table:formula="of:=IF([.C54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41</text:p>
          </table:table-cell>
          <table:table-cell office:value-type="float" office:value="14.624452" calcext:value-type="float">
            <text:p>14.62</text:p>
          </table:table-cell>
          <table:table-cell office:value-type="float" office:value="0.044112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28677" calcext:value-type="float">
            <text:p>128677</text:p>
          </table:table-cell>
          <table:table-cell office:value-type="float" office:value="304" calcext:value-type="float">
            <text:p>304</text:p>
          </table:table-cell>
          <table:table-cell table:formula="of:=IF([.C55]&lt;5;&quot;ERROR&quot;; &quot;&quot;)">
            <text:p/>
          </table:table-cell>
          <table:table-cell table:formula="of:=IF([.C55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46</text:p>
          </table:table-cell>
          <table:table-cell office:value-type="float" office:value="16.170882" calcext:value-type="float">
            <text:p>16.17</text:p>
          </table:table-cell>
          <table:table-cell office:value-type="float" office:value="0.018083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32" calcext:value-type="float">
            <text:p>117232</text:p>
          </table:table-cell>
          <table:table-cell office:value-type="float" office:value="304" calcext:value-type="float">
            <text:p>304</text:p>
          </table:table-cell>
          <table:table-cell table:formula="of:=IF([.C56]&lt;5;&quot;ERROR&quot;; &quot;&quot;)">
            <text:p/>
          </table:table-cell>
          <table:table-cell table:formula="of:=IF([.C56]&lt;10;&quot;WARNING&quot;;&quot;&quot;)">
            <text:p/>
          </table:table-cell>
        </table:table-row>
        <table:table-row table:style-name="ro1" table:visibility="collapse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43</text:p>
          </table:table-cell>
          <table:table-cell office:value-type="float" office:value="2.630277" calcext:value-type="float">
            <text:p>2.63</text:p>
          </table:table-cell>
          <table:table-cell office:value-type="float" office:value="0.000003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304" calcext:value-type="float">
            <text:p>304</text:p>
          </table:table-cell>
          <table:table-cell table:formula="of:=IF([.C57]&lt;5;&quot;ERROR&quot;; &quot;&quot;)" office:value-type="string" office:string-value="ERROR" calcext:value-type="string">
            <text:p>ERROR</text:p>
          </table:table-cell>
          <table:table-cell table:formula="of:=IF([.C57]&lt;10;&quot;WARNING&quot;;&quot;&quot;)" office:value-type="string" office:string-value="WARNING" calcext:value-type="string">
            <text:p>WARNING</text:p>
          </table:table-cell>
        </table:table-row>
        <table:table-row table:style-name="ro1" table:visibility="collapse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7:08</text:p>
          </table:table-cell>
          <table:table-cell office:value-type="float" office:value="4.988665" calcext:value-type="float">
            <text:p>4.99</text:p>
          </table:table-cell>
          <table:table-cell office:value-type="float" office:value="1.355419" calcext:value-type="float">
            <text:p>1.36</text:p>
          </table:table-cell>
          <table:table-cell office:value-type="float" office:value="0" calcext:value-type="float">
            <text:p>0</text:p>
          </table:table-cell>
          <table:table-cell office:value-type="float" office:value="158205" calcext:value-type="float">
            <text:p>158205</text:p>
          </table:table-cell>
          <table:table-cell office:value-type="float" office:value="304" calcext:value-type="float">
            <text:p>304</text:p>
          </table:table-cell>
          <table:table-cell table:formula="of:=IF([.C58]&lt;5;&quot;ERROR&quot;; &quot;&quot;)" office:value-type="string" office:string-value="ERROR" calcext:value-type="string">
            <text:p>ERROR</text:p>
          </table:table-cell>
          <table:table-cell table:formula="of:=IF([.C58]&lt;10;&quot;WARNING&quot;;&quot;&quot;)" office:value-type="string" office:string-value="WARNING" calcext:value-type="string">
            <text:p>WARNING</text:p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38</text:p>
          </table:table-cell>
          <table:table-cell office:value-type="float" office:value="13.376203" calcext:value-type="float">
            <text:p>13.38</text:p>
          </table:table-cell>
          <table:table-cell office:value-type="float" office:value="0.069378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78061" calcext:value-type="float">
            <text:p>178061</text:p>
          </table:table-cell>
          <table:table-cell office:value-type="float" office:value="305" calcext:value-type="float">
            <text:p>305</text:p>
          </table:table-cell>
          <table:table-cell table:formula="of:=IF([.C59]&lt;5;&quot;ERROR&quot;; &quot;&quot;)">
            <text:p/>
          </table:table-cell>
          <table:table-cell table:formula="of:=IF([.C59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43</text:p>
          </table:table-cell>
          <table:table-cell office:value-type="float" office:value="17.096612" calcext:value-type="float">
            <text:p>17.10</text:p>
          </table:table-cell>
          <table:table-cell office:value-type="float" office:value="0.02965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68396" calcext:value-type="float">
            <text:p>168396</text:p>
          </table:table-cell>
          <table:table-cell office:value-type="float" office:value="305" calcext:value-type="float">
            <text:p>305</text:p>
          </table:table-cell>
          <table:table-cell table:formula="of:=IF([.C60]&lt;5;&quot;ERROR&quot;; &quot;&quot;)">
            <text:p/>
          </table:table-cell>
          <table:table-cell table:formula="of:=IF([.C60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48</text:p>
          </table:table-cell>
          <table:table-cell office:value-type="float" office:value="18.031543" calcext:value-type="float">
            <text:p>18.03</text:p>
          </table:table-cell>
          <table:table-cell office:value-type="float" office:value="0.040098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06778" calcext:value-type="float">
            <text:p>206778</text:p>
          </table:table-cell>
          <table:table-cell office:value-type="float" office:value="306" calcext:value-type="float">
            <text:p>306</text:p>
          </table:table-cell>
          <table:table-cell table:formula="of:=IF([.C61]&lt;5;&quot;ERROR&quot;; &quot;&quot;)">
            <text:p/>
          </table:table-cell>
          <table:table-cell table:formula="of:=IF([.C61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42</text:p>
          </table:table-cell>
          <table:table-cell office:value-type="float" office:value="14.620422" calcext:value-type="float">
            <text:p>14.62</text:p>
          </table:table-cell>
          <table:table-cell office:value-type="float" office:value="0.00982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4237" calcext:value-type="float">
            <text:p>144237</text:p>
          </table:table-cell>
          <table:table-cell office:value-type="float" office:value="307" calcext:value-type="float">
            <text:p>307</text:p>
          </table:table-cell>
          <table:table-cell table:formula="of:=IF([.C62]&lt;5;&quot;ERROR&quot;; &quot;&quot;)">
            <text:p/>
          </table:table-cell>
          <table:table-cell table:formula="of:=IF([.C62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53</text:p>
          </table:table-cell>
          <table:table-cell office:value-type="float" office:value="21.807942" calcext:value-type="float">
            <text:p>21.81</text:p>
          </table:table-cell>
          <table:table-cell office:value-type="float" office:value="0.02361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5696" calcext:value-type="float">
            <text:p>125696</text:p>
          </table:table-cell>
          <table:table-cell office:value-type="float" office:value="308" calcext:value-type="float">
            <text:p>308</text:p>
          </table:table-cell>
          <table:table-cell table:formula="of:=IF([.C63]&lt;5;&quot;ERROR&quot;; &quot;&quot;)">
            <text:p/>
          </table:table-cell>
          <table:table-cell table:formula="of:=IF([.C63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54</text:p>
          </table:table-cell>
          <table:table-cell office:value-type="float" office:value="20.316189" calcext:value-type="float">
            <text:p>20.32</text:p>
          </table:table-cell>
          <table:table-cell office:value-type="float" office:value="0.019728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77611" calcext:value-type="float">
            <text:p>177611</text:p>
          </table:table-cell>
          <table:table-cell office:value-type="float" office:value="308" calcext:value-type="float">
            <text:p>308</text:p>
          </table:table-cell>
          <table:table-cell table:formula="of:=IF([.C64]&lt;5;&quot;ERROR&quot;; &quot;&quot;)">
            <text:p/>
          </table:table-cell>
          <table:table-cell table:formula="of:=IF([.C64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00</text:p>
          </table:table-cell>
          <table:table-cell office:value-type="float" office:value="51.354794" calcext:value-type="float">
            <text:p>51.35</text:p>
          </table:table-cell>
          <table:table-cell office:value-type="float" office:value="0.032489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25664" calcext:value-type="float">
            <text:p>125664</text:p>
          </table:table-cell>
          <table:table-cell office:value-type="float" office:value="308" calcext:value-type="float">
            <text:p>308</text:p>
          </table:table-cell>
          <table:table-cell table:formula="of:=IF([.C65]&lt;5;&quot;ERROR&quot;; &quot;&quot;)">
            <text:p/>
          </table:table-cell>
          <table:table-cell table:formula="of:=IF([.C65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28</text:p>
          </table:table-cell>
          <table:table-cell office:value-type="float" office:value="58.44793" calcext:value-type="float">
            <text:p>58.45</text:p>
          </table:table-cell>
          <table:table-cell office:value-type="float" office:value="0.618307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128564" calcext:value-type="float">
            <text:p>128564</text:p>
          </table:table-cell>
          <table:table-cell office:value-type="float" office:value="308" calcext:value-type="float">
            <text:p>308</text:p>
          </table:table-cell>
          <table:table-cell table:formula="of:=IF([.C66]&lt;5;&quot;ERROR&quot;; &quot;&quot;)">
            <text:p/>
          </table:table-cell>
          <table:table-cell table:formula="of:=IF([.C66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52</text:p>
          </table:table-cell>
          <table:table-cell office:value-type="float" office:value="19.800823" calcext:value-type="float">
            <text:p>19.80</text:p>
          </table:table-cell>
          <table:table-cell office:value-type="float" office:value="0.01616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9837" calcext:value-type="float">
            <text:p>159837</text:p>
          </table:table-cell>
          <table:table-cell office:value-type="float" office:value="310" calcext:value-type="float">
            <text:p>310</text:p>
          </table:table-cell>
          <table:table-cell table:formula="of:=IF([.C67]&lt;5;&quot;ERROR&quot;; &quot;&quot;)">
            <text:p/>
          </table:table-cell>
          <table:table-cell table:formula="of:=IF([.C67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55</text:p>
          </table:table-cell>
          <table:table-cell office:value-type="float" office:value="20.901617" calcext:value-type="float">
            <text:p>20.90</text:p>
          </table:table-cell>
          <table:table-cell office:value-type="float" office:value="0.016866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5217" calcext:value-type="float">
            <text:p>155217</text:p>
          </table:table-cell>
          <table:table-cell office:value-type="float" office:value="310" calcext:value-type="float">
            <text:p>310</text:p>
          </table:table-cell>
          <table:table-cell table:formula="of:=IF([.C68]&lt;5;&quot;ERROR&quot;; &quot;&quot;)">
            <text:p/>
          </table:table-cell>
          <table:table-cell table:formula="of:=IF([.C68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57</text:p>
          </table:table-cell>
          <table:table-cell office:value-type="float" office:value="21.528113" calcext:value-type="float">
            <text:p>21.53</text:p>
          </table:table-cell>
          <table:table-cell office:value-type="float" office:value="0.05661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61168" calcext:value-type="float">
            <text:p>161168</text:p>
          </table:table-cell>
          <table:table-cell office:value-type="float" office:value="312" calcext:value-type="float">
            <text:p>312</text:p>
          </table:table-cell>
          <table:table-cell table:formula="of:=IF([.C69]&lt;5;&quot;ERROR&quot;; &quot;&quot;)">
            <text:p/>
          </table:table-cell>
          <table:table-cell table:formula="of:=IF([.C69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49</text:p>
          </table:table-cell>
          <table:table-cell office:value-type="float" office:value="18.819394" calcext:value-type="float">
            <text:p>18.82</text:p>
          </table:table-cell>
          <table:table-cell office:value-type="float" office:value="0.061899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51987" calcext:value-type="float">
            <text:p>151987</text:p>
          </table:table-cell>
          <table:table-cell office:value-type="float" office:value="313" calcext:value-type="float">
            <text:p>313</text:p>
          </table:table-cell>
          <table:table-cell table:formula="of:=IF([.C70]&lt;5;&quot;ERROR&quot;; &quot;&quot;)">
            <text:p/>
          </table:table-cell>
          <table:table-cell table:formula="of:=IF([.C70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50</text:p>
          </table:table-cell>
          <table:table-cell office:value-type="float" office:value="18.671303" calcext:value-type="float">
            <text:p>18.67</text:p>
          </table:table-cell>
          <table:table-cell office:value-type="float" office:value="0.030836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25964" calcext:value-type="float">
            <text:p>125964</text:p>
          </table:table-cell>
          <table:table-cell office:value-type="float" office:value="314" calcext:value-type="float">
            <text:p>314</text:p>
          </table:table-cell>
          <table:table-cell table:formula="of:=IF([.C71]&lt;5;&quot;ERROR&quot;; &quot;&quot;)">
            <text:p/>
          </table:table-cell>
          <table:table-cell table:formula="of:=IF([.C71]&lt;10;&quot;WARNING&quot;;&quot;&quot;)">
            <text:p/>
          </table:table-cell>
        </table:table-row>
        <table:table-row table:style-name="ro1" table:visibility="collapse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7:02</text:p>
          </table:table-cell>
          <table:table-cell office:value-type="float" office:value="5.126029" calcext:value-type="float">
            <text:p>5.13</text:p>
          </table:table-cell>
          <table:table-cell office:value-type="float" office:value="0.976434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91294" calcext:value-type="float">
            <text:p>91294</text:p>
          </table:table-cell>
          <table:table-cell office:value-type="float" office:value="315" calcext:value-type="float">
            <text:p>315</text:p>
          </table:table-cell>
          <table:table-cell table:formula="of:=IF([.C72]&lt;5;&quot;ERROR&quot;; &quot;&quot;)">
            <text:p/>
          </table:table-cell>
          <table:table-cell table:formula="of:=IF([.C72]&lt;10;&quot;WARNING&quot;;&quot;&quot;)" office:value-type="string" office:string-value="WARNING" calcext:value-type="string">
            <text:p>WARNING</text:p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51</text:p>
          </table:table-cell>
          <table:table-cell office:value-type="float" office:value="19.078817" calcext:value-type="float">
            <text:p>19.08</text:p>
          </table:table-cell>
          <table:table-cell office:value-type="float" office:value="0.0252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62254" calcext:value-type="float">
            <text:p>162254</text:p>
          </table:table-cell>
          <table:table-cell office:value-type="float" office:value="316" calcext:value-type="float">
            <text:p>316</text:p>
          </table:table-cell>
          <table:table-cell table:formula="of:=IF([.C73]&lt;5;&quot;ERROR&quot;; &quot;&quot;)">
            <text:p/>
          </table:table-cell>
          <table:table-cell table:formula="of:=IF([.C73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56</text:p>
          </table:table-cell>
          <table:table-cell office:value-type="float" office:value="21.1208" calcext:value-type="float">
            <text:p>21.12</text:p>
          </table:table-cell>
          <table:table-cell office:value-type="float" office:value="0.022029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35537" calcext:value-type="float">
            <text:p>135537</text:p>
          </table:table-cell>
          <table:table-cell office:value-type="float" office:value="316" calcext:value-type="float">
            <text:p>316</text:p>
          </table:table-cell>
          <table:table-cell table:formula="of:=IF([.C74]&lt;5;&quot;ERROR&quot;; &quot;&quot;)">
            <text:p/>
          </table:table-cell>
          <table:table-cell table:formula="of:=IF([.C74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08</text:p>
          </table:table-cell>
          <table:table-cell office:value-type="float" office:value="72.473971" calcext:value-type="float">
            <text:p>72.47</text:p>
          </table:table-cell>
          <table:table-cell office:value-type="float" office:value="0.039641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3166" calcext:value-type="float">
            <text:p>53166</text:p>
          </table:table-cell>
          <table:table-cell office:value-type="float" office:value="320" calcext:value-type="float">
            <text:p>320</text:p>
          </table:table-cell>
          <table:table-cell table:formula="of:=IF([.C75]&lt;5;&quot;ERROR&quot;; &quot;&quot;)">
            <text:p/>
          </table:table-cell>
          <table:table-cell table:formula="of:=IF([.C75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58</text:p>
          </table:table-cell>
          <table:table-cell office:value-type="float" office:value="21.652882" calcext:value-type="float">
            <text:p>21.65</text:p>
          </table:table-cell>
          <table:table-cell office:value-type="float" office:value="0.024353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2347" calcext:value-type="float">
            <text:p>112347</text:p>
          </table:table-cell>
          <table:table-cell office:value-type="float" office:value="321" calcext:value-type="float">
            <text:p>321</text:p>
          </table:table-cell>
          <table:table-cell table:formula="of:=IF([.C76]&lt;5;&quot;ERROR&quot;; &quot;&quot;)">
            <text:p/>
          </table:table-cell>
          <table:table-cell table:formula="of:=IF([.C76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5:59</text:p>
          </table:table-cell>
          <table:table-cell office:value-type="float" office:value="21.936781" calcext:value-type="float">
            <text:p>21.94</text:p>
          </table:table-cell>
          <table:table-cell office:value-type="float" office:value="0.146388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205147" calcext:value-type="float">
            <text:p>205147</text:p>
          </table:table-cell>
          <table:table-cell office:value-type="float" office:value="322" calcext:value-type="float">
            <text:p>322</text:p>
          </table:table-cell>
          <table:table-cell table:formula="of:=IF([.C77]&lt;5;&quot;ERROR&quot;; &quot;&quot;)">
            <text:p/>
          </table:table-cell>
          <table:table-cell table:formula="of:=IF([.C77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04</text:p>
          </table:table-cell>
          <table:table-cell office:value-type="float" office:value="25.345392" calcext:value-type="float">
            <text:p>25.35</text:p>
          </table:table-cell>
          <table:table-cell office:value-type="float" office:value="0.164053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72368" calcext:value-type="float">
            <text:p>172368</text:p>
          </table:table-cell>
          <table:table-cell office:value-type="float" office:value="323" calcext:value-type="float">
            <text:p>323</text:p>
          </table:table-cell>
          <table:table-cell table:formula="of:=IF([.C78]&lt;5;&quot;ERROR&quot;; &quot;&quot;)">
            <text:p/>
          </table:table-cell>
          <table:table-cell table:formula="of:=IF([.C78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05</text:p>
          </table:table-cell>
          <table:table-cell office:value-type="float" office:value="25.960693" calcext:value-type="float">
            <text:p>25.96</text:p>
          </table:table-cell>
          <table:table-cell office:value-type="float" office:value="0.104139" calcext:value-type="float">
            <text:p>0.10</text:p>
          </table:table-cell>
          <table:table-cell office:value-type="float" office:value="0" calcext:value-type="float">
            <text:p>0</text:p>
          </table:table-cell>
          <table:table-cell office:value-type="float" office:value="187566" calcext:value-type="float">
            <text:p>187566</text:p>
          </table:table-cell>
          <table:table-cell office:value-type="float" office:value="324" calcext:value-type="float">
            <text:p>324</text:p>
          </table:table-cell>
          <table:table-cell table:formula="of:=IF([.C79]&lt;5;&quot;ERROR&quot;; &quot;&quot;)">
            <text:p/>
          </table:table-cell>
          <table:table-cell table:formula="of:=IF([.C79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03</text:p>
          </table:table-cell>
          <table:table-cell office:value-type="float" office:value="24.863938" calcext:value-type="float">
            <text:p>24.86</text:p>
          </table:table-cell>
          <table:table-cell office:value-type="float" office:value="0.104588" calcext:value-type="float">
            <text:p>0.10</text:p>
          </table:table-cell>
          <table:table-cell office:value-type="float" office:value="0" calcext:value-type="float">
            <text:p>0</text:p>
          </table:table-cell>
          <table:table-cell office:value-type="float" office:value="228582" calcext:value-type="float">
            <text:p>228582</text:p>
          </table:table-cell>
          <table:table-cell office:value-type="float" office:value="328" calcext:value-type="float">
            <text:p>328</text:p>
          </table:table-cell>
          <table:table-cell table:formula="of:=IF([.C80]&lt;5;&quot;ERROR&quot;; &quot;&quot;)">
            <text:p/>
          </table:table-cell>
          <table:table-cell table:formula="of:=IF([.C80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10</text:p>
          </table:table-cell>
          <table:table-cell office:value-type="float" office:value="71.870957" calcext:value-type="float">
            <text:p>71.87</text:p>
          </table:table-cell>
          <table:table-cell office:value-type="float" office:value="0.092243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47245" calcext:value-type="float">
            <text:p>147245</text:p>
          </table:table-cell>
          <table:table-cell office:value-type="float" office:value="328" calcext:value-type="float">
            <text:p>328</text:p>
          </table:table-cell>
          <table:table-cell table:formula="of:=IF([.C81]&lt;5;&quot;ERROR&quot;; &quot;&quot;)">
            <text:p/>
          </table:table-cell>
          <table:table-cell table:formula="of:=IF([.C81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12</text:p>
          </table:table-cell>
          <table:table-cell office:value-type="float" office:value="33.76386" calcext:value-type="float">
            <text:p>33.76</text:p>
          </table:table-cell>
          <table:table-cell office:value-type="float" office:value="0.725076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208451" calcext:value-type="float">
            <text:p>208451</text:p>
          </table:table-cell>
          <table:table-cell office:value-type="float" office:value="328" calcext:value-type="float">
            <text:p>328</text:p>
          </table:table-cell>
          <table:table-cell table:formula="of:=IF([.C82]&lt;5;&quot;ERROR&quot;; &quot;&quot;)">
            <text:p/>
          </table:table-cell>
          <table:table-cell table:formula="of:=IF([.C82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13</text:p>
          </table:table-cell>
          <table:table-cell office:value-type="float" office:value="33.678577" calcext:value-type="float">
            <text:p>33.68</text:p>
          </table:table-cell>
          <table:table-cell office:value-type="float" office:value="0.3263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19157" calcext:value-type="float">
            <text:p>119157</text:p>
          </table:table-cell>
          <table:table-cell office:value-type="float" office:value="328" calcext:value-type="float">
            <text:p>328</text:p>
          </table:table-cell>
          <table:table-cell table:formula="of:=IF([.C83]&lt;5;&quot;ERROR&quot;; &quot;&quot;)">
            <text:p/>
          </table:table-cell>
          <table:table-cell table:formula="of:=IF([.C83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14</text:p>
          </table:table-cell>
          <table:table-cell office:value-type="float" office:value="35.129829" calcext:value-type="float">
            <text:p>35.13</text:p>
          </table:table-cell>
          <table:table-cell office:value-type="float" office:value="0.47140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137159" calcext:value-type="float">
            <text:p>137159</text:p>
          </table:table-cell>
          <table:table-cell office:value-type="float" office:value="330" calcext:value-type="float">
            <text:p>330</text:p>
          </table:table-cell>
          <table:table-cell table:formula="of:=IF([.C84]&lt;5;&quot;ERROR&quot;; &quot;&quot;)">
            <text:p/>
          </table:table-cell>
          <table:table-cell table:formula="of:=IF([.C84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18</text:p>
          </table:table-cell>
          <table:table-cell office:value-type="float" office:value="41.937131" calcext:value-type="float">
            <text:p>41.94</text:p>
          </table:table-cell>
          <table:table-cell office:value-type="float" office:value="0.394711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81785" calcext:value-type="float">
            <text:p>81785</text:p>
          </table:table-cell>
          <table:table-cell office:value-type="float" office:value="334" calcext:value-type="float">
            <text:p>334</text:p>
          </table:table-cell>
          <table:table-cell table:formula="of:=IF([.C85]&lt;5;&quot;ERROR&quot;; &quot;&quot;)">
            <text:p/>
          </table:table-cell>
          <table:table-cell table:formula="of:=IF([.C85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27</text:p>
          </table:table-cell>
          <table:table-cell office:value-type="float" office:value="50.904683" calcext:value-type="float">
            <text:p>50.90</text:p>
          </table:table-cell>
          <table:table-cell office:value-type="float" office:value="1.188164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182687" calcext:value-type="float">
            <text:p>182687</text:p>
          </table:table-cell>
          <table:table-cell office:value-type="float" office:value="338" calcext:value-type="float">
            <text:p>338</text:p>
          </table:table-cell>
          <table:table-cell table:formula="of:=IF([.C86]&lt;5;&quot;ERROR&quot;; &quot;&quot;)">
            <text:p/>
          </table:table-cell>
          <table:table-cell table:formula="of:=IF([.C86]&lt;10;&quot;WARNING&quot;;&quot;&quot;)">
            <text:p/>
          </table:table-cell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20</text:p>
          </table:table-cell>
          <table:table-cell office:value-type="float" office:value="51.605828" calcext:value-type="float">
            <text:p>51.61</text:p>
          </table:table-cell>
          <table:table-cell office:value-type="float" office:value="0.110834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93066" calcext:value-type="float">
            <text:p>93066</text:p>
          </table:table-cell>
          <table:table-cell office:value-type="float" office:value="339" calcext:value-type="float">
            <text:p>339</text:p>
          </table:table-cell>
          <table:table-cell table:formula="of:=IF([.C87]&lt;5;&quot;ERROR&quot;; &quot;&quot;)">
            <text:p/>
          </table:table-cell>
          <table:table-cell table:formula="of:=IF([.C87]&lt;10;&quot;WARNING&quot;;&quot;&quot;)">
            <text:p/>
          </table:table-cell>
        </table:table-row>
        <table:table-row table:style-name="ro1" table:visibility="collapse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6:32</text:p>
          </table:table-cell>
          <table:table-cell office:value-type="float" office:value="5.674046" calcext:value-type="float">
            <text:p>5.67</text:p>
          </table:table-cell>
          <table:table-cell office:value-type="float" office:value="0.056731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7388" calcext:value-type="float">
            <text:p>17388</text:p>
          </table:table-cell>
          <table:table-cell office:value-type="float" office:value="342" calcext:value-type="float">
            <text:p>342</text:p>
          </table:table-cell>
          <table:table-cell table:formula="of:=IF([.C88]&lt;5;&quot;ERROR&quot;; &quot;&quot;)">
            <text:p/>
          </table:table-cell>
          <table:table-cell table:formula="of:=IF([.C88]&lt;10;&quot;WARNING&quot;;&quot;&quot;)" office:value-type="string" office:string-value="WARNING" calcext:value-type="string">
            <text:p>WARNING</text:p>
          </table:table-cell>
        </table:table-row>
        <table:table-row table:style-name="ro1" table:visibility="collapse">
          <table:table-cell table:style-name="ce1" office:value-type="date" office:date-value="2018-01-17" calcext:value-type="date">
            <text:p>2018-01-17</text:p>
          </table:table-cell>
          <table:table-cell table:style-name="ce2" office:value-type="string" calcext:value-type="string">
            <text:p>10:47:22</text:p>
          </table:table-cell>
          <table:table-cell office:value-type="float" office:value="2.963726" calcext:value-type="float">
            <text:p>2.96</text:p>
          </table:table-cell>
          <table:table-cell office:value-type="float" office:value="0.057811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32658" calcext:value-type="float">
            <text:p>32658</text:p>
          </table:table-cell>
          <table:table-cell office:value-type="float" office:value="343" calcext:value-type="float">
            <text:p>343</text:p>
          </table:table-cell>
          <table:table-cell table:formula="of:=IF([.C89]&lt;5;&quot;ERROR&quot;; &quot;&quot;)" office:value-type="string" office:string-value="ERROR" calcext:value-type="string">
            <text:p>ERROR</text:p>
          </table:table-cell>
          <table:table-cell/>
        </table:table-row>
        <table:table-row table:style-name="ro1" table:number-rows-repeated="12">
          <table:table-cell table:style-name="ce1"/>
          <table:table-cell table:style-name="ce2"/>
          <table:table-cell table:number-columns-repeated="7"/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riginal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table:style-name="Default" office:value-type="string" calcext:value-type="string">
            <text:p>#TPS=100</text:p>
          </table:table-cell>
          <table:table-cell table:style-name="Default"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4:58</text:p>
          </table:table-cell>
          <table:table-cell office:value-type="float" office:value="0.992734" calcext:value-type="float">
            <text:p>0.992734</text:p>
          </table:table-cell>
          <table:table-cell office:value-type="float" office:value="0.245108" calcext:value-type="float">
            <text:p>0.245108</text:p>
          </table:table-cell>
          <table:table-cell office:value-type="float" office:value="0" calcext:value-type="float">
            <text:p>0</text:p>
          </table:table-cell>
          <table:table-cell office:value-type="float" office:value="181327" calcext:value-type="float">
            <text:p>18132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4:59</text:p>
          </table:table-cell>
          <table:table-cell office:value-type="float" office:value="4.451617" calcext:value-type="float">
            <text:p>4.451617</text:p>
          </table:table-cell>
          <table:table-cell office:value-type="float" office:value="0.067454" calcext:value-type="float">
            <text:p>0.067454</text:p>
          </table:table-cell>
          <table:table-cell office:value-type="float" office:value="0" calcext:value-type="float">
            <text:p>0</text:p>
          </table:table-cell>
          <table:table-cell office:value-type="float" office:value="136993" calcext:value-type="float">
            <text:p>13699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00</text:p>
          </table:table-cell>
          <table:table-cell office:value-type="float" office:value="0.738328" calcext:value-type="float">
            <text:p>0.738328</text:p>
          </table:table-cell>
          <table:table-cell office:value-type="float" office:value="0.107012" calcext:value-type="float">
            <text:p>0.107012</text:p>
          </table:table-cell>
          <table:table-cell office:value-type="float" office:value="0" calcext:value-type="float">
            <text:p>0</text:p>
          </table:table-cell>
          <table:table-cell office:value-type="float" office:value="147345" calcext:value-type="float">
            <text:p>1473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01</text:p>
          </table:table-cell>
          <table:table-cell office:value-type="float" office:value="2.5059" calcext:value-type="float">
            <text:p>2.5059</text:p>
          </table:table-cell>
          <table:table-cell office:value-type="float" office:value="0.137784" calcext:value-type="float">
            <text:p>0.137784</text:p>
          </table:table-cell>
          <table:table-cell office:value-type="float" office:value="0" calcext:value-type="float">
            <text:p>0</text:p>
          </table:table-cell>
          <table:table-cell office:value-type="float" office:value="141244" calcext:value-type="float">
            <text:p>14124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02</text:p>
          </table:table-cell>
          <table:table-cell office:value-type="float" office:value="0.643792" calcext:value-type="float">
            <text:p>0.643792</text:p>
          </table:table-cell>
          <table:table-cell office:value-type="float" office:value="0.154452" calcext:value-type="float">
            <text:p>0.154452</text:p>
          </table:table-cell>
          <table:table-cell office:value-type="float" office:value="0" calcext:value-type="float">
            <text:p>0</text:p>
          </table:table-cell>
          <table:table-cell office:value-type="float" office:value="119427" calcext:value-type="float">
            <text:p>11942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03</text:p>
          </table:table-cell>
          <table:table-cell office:value-type="float" office:value="0.501752" calcext:value-type="float">
            <text:p>0.501752</text:p>
          </table:table-cell>
          <table:table-cell office:value-type="float" office:value="0.103593" calcext:value-type="float">
            <text:p>0.103593</text:p>
          </table:table-cell>
          <table:table-cell office:value-type="float" office:value="0" calcext:value-type="float">
            <text:p>0</text:p>
          </table:table-cell>
          <table:table-cell office:value-type="float" office:value="164203" calcext:value-type="float">
            <text:p>1642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04</text:p>
          </table:table-cell>
          <table:table-cell office:value-type="float" office:value="0.535351" calcext:value-type="float">
            <text:p>0.535351</text:p>
          </table:table-cell>
          <table:table-cell office:value-type="float" office:value="0.044136" calcext:value-type="float">
            <text:p>0.044136</text:p>
          </table:table-cell>
          <table:table-cell office:value-type="float" office:value="0" calcext:value-type="float">
            <text:p>0</text:p>
          </table:table-cell>
          <table:table-cell office:value-type="float" office:value="110794" calcext:value-type="float">
            <text:p>11079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05</text:p>
          </table:table-cell>
          <table:table-cell office:value-type="float" office:value="0.476029" calcext:value-type="float">
            <text:p>0.476029</text:p>
          </table:table-cell>
          <table:table-cell office:value-type="float" office:value="0.101658" calcext:value-type="float">
            <text:p>0.101658</text:p>
          </table:table-cell>
          <table:table-cell office:value-type="float" office:value="0" calcext:value-type="float">
            <text:p>0</text:p>
          </table:table-cell>
          <table:table-cell office:value-type="float" office:value="190138" calcext:value-type="float">
            <text:p>19013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06</text:p>
          </table:table-cell>
          <table:table-cell office:value-type="float" office:value="4.75316" calcext:value-type="float">
            <text:p>4.75316</text:p>
          </table:table-cell>
          <table:table-cell office:value-type="float" office:value="0.209667" calcext:value-type="float">
            <text:p>0.209667</text:p>
          </table:table-cell>
          <table:table-cell office:value-type="float" office:value="0" calcext:value-type="float">
            <text:p>0</text:p>
          </table:table-cell>
          <table:table-cell office:value-type="float" office:value="117685" calcext:value-type="float">
            <text:p>11768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07</text:p>
          </table:table-cell>
          <table:table-cell office:value-type="float" office:value="0.973389" calcext:value-type="float">
            <text:p>0.973389</text:p>
          </table:table-cell>
          <table:table-cell office:value-type="float" office:value="0.139477" calcext:value-type="float">
            <text:p>0.139477</text:p>
          </table:table-cell>
          <table:table-cell office:value-type="float" office:value="0" calcext:value-type="float">
            <text:p>0</text:p>
          </table:table-cell>
          <table:table-cell office:value-type="float" office:value="119067" calcext:value-type="float">
            <text:p>11906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08</text:p>
          </table:table-cell>
          <table:table-cell office:value-type="float" office:value="0.825503" calcext:value-type="float">
            <text:p>0.825503</text:p>
          </table:table-cell>
          <table:table-cell office:value-type="float" office:value="0.158165" calcext:value-type="float">
            <text:p>0.158165</text:p>
          </table:table-cell>
          <table:table-cell office:value-type="float" office:value="0" calcext:value-type="float">
            <text:p>0</text:p>
          </table:table-cell>
          <table:table-cell office:value-type="float" office:value="100353" calcext:value-type="float">
            <text:p>10035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09</text:p>
          </table:table-cell>
          <table:table-cell office:value-type="float" office:value="1.43382" calcext:value-type="float">
            <text:p>1.43382</text:p>
          </table:table-cell>
          <table:table-cell office:value-type="float" office:value="0.160701" calcext:value-type="float">
            <text:p>0.160701</text:p>
          </table:table-cell>
          <table:table-cell office:value-type="float" office:value="0" calcext:value-type="float">
            <text:p>0</text:p>
          </table:table-cell>
          <table:table-cell office:value-type="float" office:value="149855" calcext:value-type="float">
            <text:p>14985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10</text:p>
          </table:table-cell>
          <table:table-cell office:value-type="float" office:value="2.332333" calcext:value-type="float">
            <text:p>2.332333</text:p>
          </table:table-cell>
          <table:table-cell office:value-type="float" office:value="0.199852" calcext:value-type="float">
            <text:p>0.199852</text:p>
          </table:table-cell>
          <table:table-cell office:value-type="float" office:value="0" calcext:value-type="float">
            <text:p>0</text:p>
          </table:table-cell>
          <table:table-cell office:value-type="float" office:value="170277" calcext:value-type="float">
            <text:p>1702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11</text:p>
          </table:table-cell>
          <table:table-cell office:value-type="float" office:value="1.866728" calcext:value-type="float">
            <text:p>1.866728</text:p>
          </table:table-cell>
          <table:table-cell office:value-type="float" office:value="0.059357" calcext:value-type="float">
            <text:p>0.059357</text:p>
          </table:table-cell>
          <table:table-cell office:value-type="float" office:value="0" calcext:value-type="float">
            <text:p>0</text:p>
          </table:table-cell>
          <table:table-cell office:value-type="float" office:value="166836" calcext:value-type="float">
            <text:p>16683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12</text:p>
          </table:table-cell>
          <table:table-cell office:value-type="float" office:value="1.987421" calcext:value-type="float">
            <text:p>1.987421</text:p>
          </table:table-cell>
          <table:table-cell office:value-type="float" office:value="0.091325" calcext:value-type="float">
            <text:p>0.091325</text:p>
          </table:table-cell>
          <table:table-cell office:value-type="float" office:value="0" calcext:value-type="float">
            <text:p>0</text:p>
          </table:table-cell>
          <table:table-cell office:value-type="float" office:value="141023" calcext:value-type="float">
            <text:p>14102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13</text:p>
          </table:table-cell>
          <table:table-cell office:value-type="float" office:value="2.371373" calcext:value-type="float">
            <text:p>2.371373</text:p>
          </table:table-cell>
          <table:table-cell office:value-type="float" office:value="0.113608" calcext:value-type="float">
            <text:p>0.113608</text:p>
          </table:table-cell>
          <table:table-cell office:value-type="float" office:value="0" calcext:value-type="float">
            <text:p>0</text:p>
          </table:table-cell>
          <table:table-cell office:value-type="float" office:value="168740" calcext:value-type="float">
            <text:p>16874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14</text:p>
          </table:table-cell>
          <table:table-cell office:value-type="float" office:value="2.363312" calcext:value-type="float">
            <text:p>2.363312</text:p>
          </table:table-cell>
          <table:table-cell office:value-type="float" office:value="0.042308" calcext:value-type="float">
            <text:p>0.042308</text:p>
          </table:table-cell>
          <table:table-cell office:value-type="float" office:value="0" calcext:value-type="float">
            <text:p>0</text:p>
          </table:table-cell>
          <table:table-cell office:value-type="float" office:value="160332" calcext:value-type="float">
            <text:p>16033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15</text:p>
          </table:table-cell>
          <table:table-cell office:value-type="float" office:value="3.111517" calcext:value-type="float">
            <text:p>3.111517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" calcext:value-type="float">
            <text:p>0</text:p>
          </table:table-cell>
          <table:table-cell office:value-type="float" office:value="203474" calcext:value-type="float">
            <text:p>20347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16</text:p>
          </table:table-cell>
          <table:table-cell office:value-type="float" office:value="5.725199" calcext:value-type="float">
            <text:p>5.725199</text:p>
          </table:table-cell>
          <table:table-cell office:value-type="float" office:value="0.091071" calcext:value-type="float">
            <text:p>0.091071</text:p>
          </table:table-cell>
          <table:table-cell office:value-type="float" office:value="0" calcext:value-type="float">
            <text:p>0</text:p>
          </table:table-cell>
          <table:table-cell office:value-type="float" office:value="237090" calcext:value-type="float">
            <text:p>23709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17</text:p>
          </table:table-cell>
          <table:table-cell office:value-type="float" office:value="8.412555" calcext:value-type="float">
            <text:p>8.412555</text:p>
          </table:table-cell>
          <table:table-cell office:value-type="float" office:value="0.076317" calcext:value-type="float">
            <text:p>0.076317</text:p>
          </table:table-cell>
          <table:table-cell office:value-type="float" office:value="0" calcext:value-type="float">
            <text:p>0</text:p>
          </table:table-cell>
          <table:table-cell office:value-type="float" office:value="203853" calcext:value-type="float">
            <text:p>20385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18</text:p>
          </table:table-cell>
          <table:table-cell office:value-type="float" office:value="5.270033" calcext:value-type="float">
            <text:p>5.270033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" calcext:value-type="float">
            <text:p>0</text:p>
          </table:table-cell>
          <table:table-cell office:value-type="float" office:value="121098" calcext:value-type="float">
            <text:p>12109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19</text:p>
          </table:table-cell>
          <table:table-cell office:value-type="float" office:value="8.22824" calcext:value-type="float">
            <text:p>8.22824</text:p>
          </table:table-cell>
          <table:table-cell office:value-type="float" office:value="0.008833" calcext:value-type="float">
            <text:p>0.008833</text:p>
          </table:table-cell>
          <table:table-cell office:value-type="float" office:value="0" calcext:value-type="float">
            <text:p>0</text:p>
          </table:table-cell>
          <table:table-cell office:value-type="float" office:value="108204" calcext:value-type="float">
            <text:p>10820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20</text:p>
          </table:table-cell>
          <table:table-cell office:value-type="float" office:value="5.353092" calcext:value-type="float">
            <text:p>5.35309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0" calcext:value-type="float">
            <text:p>0</text:p>
          </table:table-cell>
          <table:table-cell office:value-type="float" office:value="71798" calcext:value-type="float">
            <text:p>7179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21</text:p>
          </table:table-cell>
          <table:table-cell office:value-type="float" office:value="5.018834" calcext:value-type="float">
            <text:p>5.018834</text:p>
          </table:table-cell>
          <table:table-cell office:value-type="float" office:value="0.009819" calcext:value-type="float">
            <text:p>0.009819</text:p>
          </table:table-cell>
          <table:table-cell office:value-type="float" office:value="0" calcext:value-type="float">
            <text:p>0</text:p>
          </table:table-cell>
          <table:table-cell office:value-type="float" office:value="78105" calcext:value-type="float">
            <text:p>7810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22</text:p>
          </table:table-cell>
          <table:table-cell office:value-type="float" office:value="5.320122" calcext:value-type="float">
            <text:p>5.320122</text:p>
          </table:table-cell>
          <table:table-cell office:value-type="float" office:value="0.048838" calcext:value-type="float">
            <text:p>0.048838</text:p>
          </table:table-cell>
          <table:table-cell office:value-type="float" office:value="0" calcext:value-type="float">
            <text:p>0</text:p>
          </table:table-cell>
          <table:table-cell office:value-type="float" office:value="173683" calcext:value-type="float">
            <text:p>1736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23</text:p>
          </table:table-cell>
          <table:table-cell office:value-type="float" office:value="5.411183" calcext:value-type="float">
            <text:p>5.411183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" calcext:value-type="float">
            <text:p>0</text:p>
          </table:table-cell>
          <table:table-cell office:value-type="float" office:value="86236" calcext:value-type="float">
            <text:p>8623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24</text:p>
          </table:table-cell>
          <table:table-cell office:value-type="float" office:value="5.720277" calcext:value-type="float">
            <text:p>5.720277</text:p>
          </table:table-cell>
          <table:table-cell office:value-type="float" office:value="0.010339" calcext:value-type="float">
            <text:p>0.010339</text:p>
          </table:table-cell>
          <table:table-cell office:value-type="float" office:value="0" calcext:value-type="float">
            <text:p>0</text:p>
          </table:table-cell>
          <table:table-cell office:value-type="float" office:value="138267" calcext:value-type="float">
            <text:p>13826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25</text:p>
          </table:table-cell>
          <table:table-cell office:value-type="float" office:value="5.797195" calcext:value-type="float">
            <text:p>5.797195</text:p>
          </table:table-cell>
          <table:table-cell office:value-type="float" office:value="0.024422" calcext:value-type="float">
            <text:p>0.024422</text:p>
          </table:table-cell>
          <table:table-cell office:value-type="float" office:value="0" calcext:value-type="float">
            <text:p>0</text:p>
          </table:table-cell>
          <table:table-cell office:value-type="float" office:value="144927" calcext:value-type="float">
            <text:p>14492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26</text:p>
          </table:table-cell>
          <table:table-cell office:value-type="float" office:value="6.812518" calcext:value-type="float">
            <text:p>6.812518</text:p>
          </table:table-cell>
          <table:table-cell office:value-type="float" office:value="0.039226" calcext:value-type="float">
            <text:p>0.039226</text:p>
          </table:table-cell>
          <table:table-cell office:value-type="float" office:value="0" calcext:value-type="float">
            <text:p>0</text:p>
          </table:table-cell>
          <table:table-cell office:value-type="float" office:value="222911" calcext:value-type="float">
            <text:p>22291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27</text:p>
          </table:table-cell>
          <table:table-cell office:value-type="float" office:value="8.238954" calcext:value-type="float">
            <text:p>8.238954</text:p>
          </table:table-cell>
          <table:table-cell office:value-type="float" office:value="0.037162" calcext:value-type="float">
            <text:p>0.037162</text:p>
          </table:table-cell>
          <table:table-cell office:value-type="float" office:value="0" calcext:value-type="float">
            <text:p>0</text:p>
          </table:table-cell>
          <table:table-cell office:value-type="float" office:value="163244" calcext:value-type="float">
            <text:p>16324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28</text:p>
          </table:table-cell>
          <table:table-cell office:value-type="float" office:value="8.697177" calcext:value-type="float">
            <text:p>8.697177</text:p>
          </table:table-cell>
          <table:table-cell office:value-type="float" office:value="0.032038" calcext:value-type="float">
            <text:p>0.032038</text:p>
          </table:table-cell>
          <table:table-cell office:value-type="float" office:value="0" calcext:value-type="float">
            <text:p>0</text:p>
          </table:table-cell>
          <table:table-cell office:value-type="float" office:value="198137" calcext:value-type="float">
            <text:p>19813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29</text:p>
          </table:table-cell>
          <table:table-cell office:value-type="float" office:value="9.279222" calcext:value-type="float">
            <text:p>9.279222</text:p>
          </table:table-cell>
          <table:table-cell office:value-type="float" office:value="0.033153" calcext:value-type="float">
            <text:p>0.033153</text:p>
          </table:table-cell>
          <table:table-cell office:value-type="float" office:value="0" calcext:value-type="float">
            <text:p>0</text:p>
          </table:table-cell>
          <table:table-cell office:value-type="float" office:value="143038" calcext:value-type="float">
            <text:p>14303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30</text:p>
          </table:table-cell>
          <table:table-cell office:value-type="float" office:value="9.748171" calcext:value-type="float">
            <text:p>9.748171</text:p>
          </table:table-cell>
          <table:table-cell office:value-type="float" office:value="0.011796" calcext:value-type="float">
            <text:p>0.011796</text:p>
          </table:table-cell>
          <table:table-cell office:value-type="float" office:value="0" calcext:value-type="float">
            <text:p>0</text:p>
          </table:table-cell>
          <table:table-cell office:value-type="float" office:value="137193" calcext:value-type="float">
            <text:p>13719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31</text:p>
          </table:table-cell>
          <table:table-cell office:value-type="float" office:value="10.986726" calcext:value-type="float">
            <text:p>10.986726</text:p>
          </table:table-cell>
          <table:table-cell office:value-type="float" office:value="0.033148" calcext:value-type="float">
            <text:p>0.033148</text:p>
          </table:table-cell>
          <table:table-cell office:value-type="float" office:value="0" calcext:value-type="float">
            <text:p>0</text:p>
          </table:table-cell>
          <table:table-cell office:value-type="float" office:value="87890" calcext:value-type="float">
            <text:p>8789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32</text:p>
          </table:table-cell>
          <table:table-cell office:value-type="float" office:value="9.503014" calcext:value-type="float">
            <text:p>9.503014</text:p>
          </table:table-cell>
          <table:table-cell office:value-type="float" office:value="0.100118" calcext:value-type="float">
            <text:p>0.100118</text:p>
          </table:table-cell>
          <table:table-cell office:value-type="float" office:value="0" calcext:value-type="float">
            <text:p>0</text:p>
          </table:table-cell>
          <table:table-cell office:value-type="float" office:value="237721" calcext:value-type="float">
            <text:p>23772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33</text:p>
          </table:table-cell>
          <table:table-cell office:value-type="float" office:value="22.831443" calcext:value-type="float">
            <text:p>22.831443</text:p>
          </table:table-cell>
          <table:table-cell office:value-type="float" office:value="0.022128" calcext:value-type="float">
            <text:p>0.022128</text:p>
          </table:table-cell>
          <table:table-cell office:value-type="float" office:value="0" calcext:value-type="float">
            <text:p>0</text:p>
          </table:table-cell>
          <table:table-cell office:value-type="float" office:value="179568" calcext:value-type="float">
            <text:p>17956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34</text:p>
          </table:table-cell>
          <table:table-cell office:value-type="float" office:value="10.813408" calcext:value-type="float">
            <text:p>10.813408</text:p>
          </table:table-cell>
          <table:table-cell office:value-type="float" office:value="0.054886" calcext:value-type="float">
            <text:p>0.054886</text:p>
          </table:table-cell>
          <table:table-cell office:value-type="float" office:value="0" calcext:value-type="float">
            <text:p>0</text:p>
          </table:table-cell>
          <table:table-cell office:value-type="float" office:value="166041" calcext:value-type="float">
            <text:p>16604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35</text:p>
          </table:table-cell>
          <table:table-cell office:value-type="float" office:value="11.146054" calcext:value-type="float">
            <text:p>11.146054</text:p>
          </table:table-cell>
          <table:table-cell office:value-type="float" office:value="0.031227" calcext:value-type="float">
            <text:p>0.031227</text:p>
          </table:table-cell>
          <table:table-cell office:value-type="float" office:value="0" calcext:value-type="float">
            <text:p>0</text:p>
          </table:table-cell>
          <table:table-cell office:value-type="float" office:value="196313" calcext:value-type="float">
            <text:p>19631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36</text:p>
          </table:table-cell>
          <table:table-cell office:value-type="float" office:value="11.889188" calcext:value-type="float">
            <text:p>11.889188</text:p>
          </table:table-cell>
          <table:table-cell office:value-type="float" office:value="0.124828" calcext:value-type="float">
            <text:p>0.124828</text:p>
          </table:table-cell>
          <table:table-cell office:value-type="float" office:value="0" calcext:value-type="float">
            <text:p>0</text:p>
          </table:table-cell>
          <table:table-cell office:value-type="float" office:value="236543" calcext:value-type="float">
            <text:p>23654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37</text:p>
          </table:table-cell>
          <table:table-cell office:value-type="float" office:value="21.757631" calcext:value-type="float">
            <text:p>21.757631</text:p>
          </table:table-cell>
          <table:table-cell office:value-type="float" office:value="0.100079" calcext:value-type="float">
            <text:p>0.100079</text:p>
          </table:table-cell>
          <table:table-cell office:value-type="float" office:value="0" calcext:value-type="float">
            <text:p>0</text:p>
          </table:table-cell>
          <table:table-cell office:value-type="float" office:value="153088" calcext:value-type="float">
            <text:p>15308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38</text:p>
          </table:table-cell>
          <table:table-cell office:value-type="float" office:value="13.376203" calcext:value-type="float">
            <text:p>13.376203</text:p>
          </table:table-cell>
          <table:table-cell office:value-type="float" office:value="0.069378" calcext:value-type="float">
            <text:p>0.069378</text:p>
          </table:table-cell>
          <table:table-cell office:value-type="float" office:value="0" calcext:value-type="float">
            <text:p>0</text:p>
          </table:table-cell>
          <table:table-cell office:value-type="float" office:value="178061" calcext:value-type="float">
            <text:p>1780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39</text:p>
          </table:table-cell>
          <table:table-cell office:value-type="float" office:value="24.387156" calcext:value-type="float">
            <text:p>24.387156</text:p>
          </table:table-cell>
          <table:table-cell office:value-type="float" office:value="0.038105" calcext:value-type="float">
            <text:p>0.038105</text:p>
          </table:table-cell>
          <table:table-cell office:value-type="float" office:value="0" calcext:value-type="float">
            <text:p>0</text:p>
          </table:table-cell>
          <table:table-cell office:value-type="float" office:value="132151" calcext:value-type="float">
            <text:p>13215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40</text:p>
          </table:table-cell>
          <table:table-cell office:value-type="float" office:value="15.122913" calcext:value-type="float">
            <text:p>15.122913</text:p>
          </table:table-cell>
          <table:table-cell office:value-type="float" office:value="0.034276" calcext:value-type="float">
            <text:p>0.034276</text:p>
          </table:table-cell>
          <table:table-cell office:value-type="float" office:value="0" calcext:value-type="float">
            <text:p>0</text:p>
          </table:table-cell>
          <table:table-cell office:value-type="float" office:value="130585" calcext:value-type="float">
            <text:p>13058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41</text:p>
          </table:table-cell>
          <table:table-cell office:value-type="float" office:value="14.624452" calcext:value-type="float">
            <text:p>14.624452</text:p>
          </table:table-cell>
          <table:table-cell office:value-type="float" office:value="0.044112" calcext:value-type="float">
            <text:p>0.044112</text:p>
          </table:table-cell>
          <table:table-cell office:value-type="float" office:value="0" calcext:value-type="float">
            <text:p>0</text:p>
          </table:table-cell>
          <table:table-cell office:value-type="float" office:value="128677" calcext:value-type="float">
            <text:p>12867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42</text:p>
          </table:table-cell>
          <table:table-cell office:value-type="float" office:value="14.620422" calcext:value-type="float">
            <text:p>14.620422</text:p>
          </table:table-cell>
          <table:table-cell office:value-type="float" office:value="0.009825" calcext:value-type="float">
            <text:p>0.009825</text:p>
          </table:table-cell>
          <table:table-cell office:value-type="float" office:value="0" calcext:value-type="float">
            <text:p>0</text:p>
          </table:table-cell>
          <table:table-cell office:value-type="float" office:value="144237" calcext:value-type="float">
            <text:p>14423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43</text:p>
          </table:table-cell>
          <table:table-cell office:value-type="float" office:value="17.096612" calcext:value-type="float">
            <text:p>17.096612</text:p>
          </table:table-cell>
          <table:table-cell office:value-type="float" office:value="0.029655" calcext:value-type="float">
            <text:p>0.029655</text:p>
          </table:table-cell>
          <table:table-cell office:value-type="float" office:value="0" calcext:value-type="float">
            <text:p>0</text:p>
          </table:table-cell>
          <table:table-cell office:value-type="float" office:value="168396" calcext:value-type="float">
            <text:p>16839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44</text:p>
          </table:table-cell>
          <table:table-cell office:value-type="float" office:value="16.641423" calcext:value-type="float">
            <text:p>16.641423</text:p>
          </table:table-cell>
          <table:table-cell office:value-type="float" office:value="0.070442" calcext:value-type="float">
            <text:p>0.070442</text:p>
          </table:table-cell>
          <table:table-cell office:value-type="float" office:value="0" calcext:value-type="float">
            <text:p>0</text:p>
          </table:table-cell>
          <table:table-cell office:value-type="float" office:value="153019" calcext:value-type="float">
            <text:p>15301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45</text:p>
          </table:table-cell>
          <table:table-cell office:value-type="float" office:value="16.930687" calcext:value-type="float">
            <text:p>16.930687</text:p>
          </table:table-cell>
          <table:table-cell office:value-type="float" office:value="0.107608" calcext:value-type="float">
            <text:p>0.107608</text:p>
          </table:table-cell>
          <table:table-cell office:value-type="float" office:value="0" calcext:value-type="float">
            <text:p>0</text:p>
          </table:table-cell>
          <table:table-cell office:value-type="float" office:value="199183" calcext:value-type="float">
            <text:p>19918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46</text:p>
          </table:table-cell>
          <table:table-cell office:value-type="float" office:value="16.170882" calcext:value-type="float">
            <text:p>16.170882</text:p>
          </table:table-cell>
          <table:table-cell office:value-type="float" office:value="0.018083" calcext:value-type="float">
            <text:p>0.018083</text:p>
          </table:table-cell>
          <table:table-cell office:value-type="float" office:value="0" calcext:value-type="float">
            <text:p>0</text:p>
          </table:table-cell>
          <table:table-cell office:value-type="float" office:value="117232" calcext:value-type="float">
            <text:p>11723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47</text:p>
          </table:table-cell>
          <table:table-cell office:value-type="float" office:value="17.14762" calcext:value-type="float">
            <text:p>17.14762</text:p>
          </table:table-cell>
          <table:table-cell office:value-type="float" office:value="0.069313" calcext:value-type="float">
            <text:p>0.069313</text:p>
          </table:table-cell>
          <table:table-cell office:value-type="float" office:value="0" calcext:value-type="float">
            <text:p>0</text:p>
          </table:table-cell>
          <table:table-cell office:value-type="float" office:value="233842" calcext:value-type="float">
            <text:p>23384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48</text:p>
          </table:table-cell>
          <table:table-cell office:value-type="float" office:value="18.031543" calcext:value-type="float">
            <text:p>18.031543</text:p>
          </table:table-cell>
          <table:table-cell office:value-type="float" office:value="0.040098" calcext:value-type="float">
            <text:p>0.040098</text:p>
          </table:table-cell>
          <table:table-cell office:value-type="float" office:value="0" calcext:value-type="float">
            <text:p>0</text:p>
          </table:table-cell>
          <table:table-cell office:value-type="float" office:value="206778" calcext:value-type="float">
            <text:p>20677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49</text:p>
          </table:table-cell>
          <table:table-cell office:value-type="float" office:value="18.819394" calcext:value-type="float">
            <text:p>18.819394</text:p>
          </table:table-cell>
          <table:table-cell office:value-type="float" office:value="0.061899" calcext:value-type="float">
            <text:p>0.061899</text:p>
          </table:table-cell>
          <table:table-cell office:value-type="float" office:value="0" calcext:value-type="float">
            <text:p>0</text:p>
          </table:table-cell>
          <table:table-cell office:value-type="float" office:value="151987" calcext:value-type="float">
            <text:p>15198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50</text:p>
          </table:table-cell>
          <table:table-cell office:value-type="float" office:value="18.671303" calcext:value-type="float">
            <text:p>18.671303</text:p>
          </table:table-cell>
          <table:table-cell office:value-type="float" office:value="0.030836" calcext:value-type="float">
            <text:p>0.030836</text:p>
          </table:table-cell>
          <table:table-cell office:value-type="float" office:value="0" calcext:value-type="float">
            <text:p>0</text:p>
          </table:table-cell>
          <table:table-cell office:value-type="float" office:value="125964" calcext:value-type="float">
            <text:p>12596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51</text:p>
          </table:table-cell>
          <table:table-cell office:value-type="float" office:value="19.078817" calcext:value-type="float">
            <text:p>19.078817</text:p>
          </table:table-cell>
          <table:table-cell office:value-type="float" office:value="0.025203" calcext:value-type="float">
            <text:p>0.025203</text:p>
          </table:table-cell>
          <table:table-cell office:value-type="float" office:value="0" calcext:value-type="float">
            <text:p>0</text:p>
          </table:table-cell>
          <table:table-cell office:value-type="float" office:value="162254" calcext:value-type="float">
            <text:p>16225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52</text:p>
          </table:table-cell>
          <table:table-cell office:value-type="float" office:value="19.800823" calcext:value-type="float">
            <text:p>19.800823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" calcext:value-type="float">
            <text:p>0</text:p>
          </table:table-cell>
          <table:table-cell office:value-type="float" office:value="159837" calcext:value-type="float">
            <text:p>15983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53</text:p>
          </table:table-cell>
          <table:table-cell office:value-type="float" office:value="21.807942" calcext:value-type="float">
            <text:p>21.807942</text:p>
          </table:table-cell>
          <table:table-cell office:value-type="float" office:value="0.02361" calcext:value-type="float">
            <text:p>0.02361</text:p>
          </table:table-cell>
          <table:table-cell office:value-type="float" office:value="0" calcext:value-type="float">
            <text:p>0</text:p>
          </table:table-cell>
          <table:table-cell office:value-type="float" office:value="125696" calcext:value-type="float">
            <text:p>12569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54</text:p>
          </table:table-cell>
          <table:table-cell office:value-type="float" office:value="20.316189" calcext:value-type="float">
            <text:p>20.316189</text:p>
          </table:table-cell>
          <table:table-cell office:value-type="float" office:value="0.019728" calcext:value-type="float">
            <text:p>0.019728</text:p>
          </table:table-cell>
          <table:table-cell office:value-type="float" office:value="0" calcext:value-type="float">
            <text:p>0</text:p>
          </table:table-cell>
          <table:table-cell office:value-type="float" office:value="177611" calcext:value-type="float">
            <text:p>17761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55</text:p>
          </table:table-cell>
          <table:table-cell office:value-type="float" office:value="20.901617" calcext:value-type="float">
            <text:p>20.901617</text:p>
          </table:table-cell>
          <table:table-cell office:value-type="float" office:value="0.016866" calcext:value-type="float">
            <text:p>0.016866</text:p>
          </table:table-cell>
          <table:table-cell office:value-type="float" office:value="0" calcext:value-type="float">
            <text:p>0</text:p>
          </table:table-cell>
          <table:table-cell office:value-type="float" office:value="155217" calcext:value-type="float">
            <text:p>15521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56</text:p>
          </table:table-cell>
          <table:table-cell office:value-type="float" office:value="21.1208" calcext:value-type="float">
            <text:p>21.1208</text:p>
          </table:table-cell>
          <table:table-cell office:value-type="float" office:value="0.022029" calcext:value-type="float">
            <text:p>0.022029</text:p>
          </table:table-cell>
          <table:table-cell office:value-type="float" office:value="0" calcext:value-type="float">
            <text:p>0</text:p>
          </table:table-cell>
          <table:table-cell office:value-type="float" office:value="135537" calcext:value-type="float">
            <text:p>13553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57</text:p>
          </table:table-cell>
          <table:table-cell office:value-type="float" office:value="21.528113" calcext:value-type="float">
            <text:p>21.528113</text:p>
          </table:table-cell>
          <table:table-cell office:value-type="float" office:value="0.056616" calcext:value-type="float">
            <text:p>0.056616</text:p>
          </table:table-cell>
          <table:table-cell office:value-type="float" office:value="0" calcext:value-type="float">
            <text:p>0</text:p>
          </table:table-cell>
          <table:table-cell office:value-type="float" office:value="161168" calcext:value-type="float">
            <text:p>16116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58</text:p>
          </table:table-cell>
          <table:table-cell office:value-type="float" office:value="21.652882" calcext:value-type="float">
            <text:p>21.652882</text:p>
          </table:table-cell>
          <table:table-cell office:value-type="float" office:value="0.024353" calcext:value-type="float">
            <text:p>0.024353</text:p>
          </table:table-cell>
          <table:table-cell office:value-type="float" office:value="0" calcext:value-type="float">
            <text:p>0</text:p>
          </table:table-cell>
          <table:table-cell office:value-type="float" office:value="112347" calcext:value-type="float">
            <text:p>11234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5:59</text:p>
          </table:table-cell>
          <table:table-cell office:value-type="float" office:value="21.936781" calcext:value-type="float">
            <text:p>21.936781</text:p>
          </table:table-cell>
          <table:table-cell office:value-type="float" office:value="0.146388" calcext:value-type="float">
            <text:p>0.146388</text:p>
          </table:table-cell>
          <table:table-cell office:value-type="float" office:value="0" calcext:value-type="float">
            <text:p>0</text:p>
          </table:table-cell>
          <table:table-cell office:value-type="float" office:value="205147" calcext:value-type="float">
            <text:p>20514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00</text:p>
          </table:table-cell>
          <table:table-cell office:value-type="float" office:value="51.354794" calcext:value-type="float">
            <text:p>51.354794</text:p>
          </table:table-cell>
          <table:table-cell office:value-type="float" office:value="0.032489" calcext:value-type="float">
            <text:p>0.032489</text:p>
          </table:table-cell>
          <table:table-cell office:value-type="float" office:value="0" calcext:value-type="float">
            <text:p>0</text:p>
          </table:table-cell>
          <table:table-cell office:value-type="float" office:value="125664" calcext:value-type="float">
            <text:p>12566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01</text:p>
          </table:table-cell>
          <table:table-cell office:value-type="float" office:value="78.639378" calcext:value-type="float">
            <text:p>78.639378</text:p>
          </table:table-cell>
          <table:table-cell office:value-type="float" office:value="0.070067" calcext:value-type="float">
            <text:p>0.070067</text:p>
          </table:table-cell>
          <table:table-cell office:value-type="float" office:value="0" calcext:value-type="float">
            <text:p>0</text:p>
          </table:table-cell>
          <table:table-cell office:value-type="float" office:value="183766" calcext:value-type="float">
            <text:p>1837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02</text:p>
          </table:table-cell>
          <table:table-cell office:value-type="float" office:value="118.622157" calcext:value-type="float">
            <text:p>118.622157</text:p>
          </table:table-cell>
          <table:table-cell office:value-type="float" office:value="0.057919" calcext:value-type="float">
            <text:p>0.057919</text:p>
          </table:table-cell>
          <table:table-cell office:value-type="float" office:value="0" calcext:value-type="float">
            <text:p>0</text:p>
          </table:table-cell>
          <table:table-cell office:value-type="float" office:value="197896" calcext:value-type="float">
            <text:p>19789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03</text:p>
          </table:table-cell>
          <table:table-cell office:value-type="float" office:value="24.863938" calcext:value-type="float">
            <text:p>24.863938</text:p>
          </table:table-cell>
          <table:table-cell office:value-type="float" office:value="0.104588" calcext:value-type="float">
            <text:p>0.104588</text:p>
          </table:table-cell>
          <table:table-cell office:value-type="float" office:value="0" calcext:value-type="float">
            <text:p>0</text:p>
          </table:table-cell>
          <table:table-cell office:value-type="float" office:value="228582" calcext:value-type="float">
            <text:p>22858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04</text:p>
          </table:table-cell>
          <table:table-cell office:value-type="float" office:value="25.345392" calcext:value-type="float">
            <text:p>25.345392</text:p>
          </table:table-cell>
          <table:table-cell office:value-type="float" office:value="0.164053" calcext:value-type="float">
            <text:p>0.164053</text:p>
          </table:table-cell>
          <table:table-cell office:value-type="float" office:value="0" calcext:value-type="float">
            <text:p>0</text:p>
          </table:table-cell>
          <table:table-cell office:value-type="float" office:value="172368" calcext:value-type="float">
            <text:p>17236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05</text:p>
          </table:table-cell>
          <table:table-cell office:value-type="float" office:value="25.960693" calcext:value-type="float">
            <text:p>25.960693</text:p>
          </table:table-cell>
          <table:table-cell office:value-type="float" office:value="0.104139" calcext:value-type="float">
            <text:p>0.104139</text:p>
          </table:table-cell>
          <table:table-cell office:value-type="float" office:value="0" calcext:value-type="float">
            <text:p>0</text:p>
          </table:table-cell>
          <table:table-cell office:value-type="float" office:value="187566" calcext:value-type="float">
            <text:p>1875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06</text:p>
          </table:table-cell>
          <table:table-cell office:value-type="float" office:value="84.872516" calcext:value-type="float">
            <text:p>84.872516</text:p>
          </table:table-cell>
          <table:table-cell office:value-type="float" office:value="0.216786" calcext:value-type="float">
            <text:p>0.216786</text:p>
          </table:table-cell>
          <table:table-cell office:value-type="float" office:value="0" calcext:value-type="float">
            <text:p>0</text:p>
          </table:table-cell>
          <table:table-cell office:value-type="float" office:value="162563" calcext:value-type="float">
            <text:p>16256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07</text:p>
          </table:table-cell>
          <table:table-cell office:value-type="float" office:value="59.631869" calcext:value-type="float">
            <text:p>59.631869</text:p>
          </table:table-cell>
          <table:table-cell office:value-type="float" office:value="0.161577" calcext:value-type="float">
            <text:p>0.161577</text:p>
          </table:table-cell>
          <table:table-cell office:value-type="float" office:value="0" calcext:value-type="float">
            <text:p>0</text:p>
          </table:table-cell>
          <table:table-cell office:value-type="float" office:value="127785" calcext:value-type="float">
            <text:p>12778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08</text:p>
          </table:table-cell>
          <table:table-cell office:value-type="float" office:value="72.473971" calcext:value-type="float">
            <text:p>72.473971</text:p>
          </table:table-cell>
          <table:table-cell office:value-type="float" office:value="0.039641" calcext:value-type="float">
            <text:p>0.039641</text:p>
          </table:table-cell>
          <table:table-cell office:value-type="float" office:value="0" calcext:value-type="float">
            <text:p>0</text:p>
          </table:table-cell>
          <table:table-cell office:value-type="float" office:value="53166" calcext:value-type="float">
            <text:p>5316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09</text:p>
          </table:table-cell>
          <table:table-cell office:value-type="float" office:value="93.750048" calcext:value-type="float">
            <text:p>93.750048</text:p>
          </table:table-cell>
          <table:table-cell office:value-type="float" office:value="0.067024" calcext:value-type="float">
            <text:p>0.067024</text:p>
          </table:table-cell>
          <table:table-cell office:value-type="float" office:value="0" calcext:value-type="float">
            <text:p>0</text:p>
          </table:table-cell>
          <table:table-cell office:value-type="float" office:value="134522" calcext:value-type="float">
            <text:p>13452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10</text:p>
          </table:table-cell>
          <table:table-cell office:value-type="float" office:value="71.870957" calcext:value-type="float">
            <text:p>71.870957</text:p>
          </table:table-cell>
          <table:table-cell office:value-type="float" office:value="0.092243" calcext:value-type="float">
            <text:p>0.092243</text:p>
          </table:table-cell>
          <table:table-cell office:value-type="float" office:value="0" calcext:value-type="float">
            <text:p>0</text:p>
          </table:table-cell>
          <table:table-cell office:value-type="float" office:value="147245" calcext:value-type="float">
            <text:p>14724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11</text:p>
          </table:table-cell>
          <table:table-cell office:value-type="float" office:value="52.654997" calcext:value-type="float">
            <text:p>52.654997</text:p>
          </table:table-cell>
          <table:table-cell office:value-type="float" office:value="0.263576" calcext:value-type="float">
            <text:p>0.263576</text:p>
          </table:table-cell>
          <table:table-cell office:value-type="float" office:value="0" calcext:value-type="float">
            <text:p>0</text:p>
          </table:table-cell>
          <table:table-cell office:value-type="float" office:value="127240" calcext:value-type="float">
            <text:p>12724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12</text:p>
          </table:table-cell>
          <table:table-cell office:value-type="float" office:value="33.76386" calcext:value-type="float">
            <text:p>33.76386</text:p>
          </table:table-cell>
          <table:table-cell office:value-type="float" office:value="0.725076" calcext:value-type="float">
            <text:p>0.725076</text:p>
          </table:table-cell>
          <table:table-cell office:value-type="float" office:value="0" calcext:value-type="float">
            <text:p>0</text:p>
          </table:table-cell>
          <table:table-cell office:value-type="float" office:value="208451" calcext:value-type="float">
            <text:p>20845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13</text:p>
          </table:table-cell>
          <table:table-cell office:value-type="float" office:value="33.678577" calcext:value-type="float">
            <text:p>33.678577</text:p>
          </table:table-cell>
          <table:table-cell office:value-type="float" office:value="0.326333" calcext:value-type="float">
            <text:p>0.326333</text:p>
          </table:table-cell>
          <table:table-cell office:value-type="float" office:value="0" calcext:value-type="float">
            <text:p>0</text:p>
          </table:table-cell>
          <table:table-cell office:value-type="float" office:value="119157" calcext:value-type="float">
            <text:p>11915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14</text:p>
          </table:table-cell>
          <table:table-cell office:value-type="float" office:value="35.129829" calcext:value-type="float">
            <text:p>35.129829</text:p>
          </table:table-cell>
          <table:table-cell office:value-type="float" office:value="0.471407" calcext:value-type="float">
            <text:p>0.471407</text:p>
          </table:table-cell>
          <table:table-cell office:value-type="float" office:value="0" calcext:value-type="float">
            <text:p>0</text:p>
          </table:table-cell>
          <table:table-cell office:value-type="float" office:value="137159" calcext:value-type="float">
            <text:p>13715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15</text:p>
          </table:table-cell>
          <table:table-cell office:value-type="float" office:value="52.039465" calcext:value-type="float">
            <text:p>52.039465</text:p>
          </table:table-cell>
          <table:table-cell office:value-type="float" office:value="0.289297" calcext:value-type="float">
            <text:p>0.289297</text:p>
          </table:table-cell>
          <table:table-cell office:value-type="float" office:value="0" calcext:value-type="float">
            <text:p>0</text:p>
          </table:table-cell>
          <table:table-cell office:value-type="float" office:value="81726" calcext:value-type="float">
            <text:p>817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16</text:p>
          </table:table-cell>
          <table:table-cell office:value-type="float" office:value="78.770205" calcext:value-type="float">
            <text:p>78.770205</text:p>
          </table:table-cell>
          <table:table-cell office:value-type="float" office:value="0.11705" calcext:value-type="float">
            <text:p>0.11705</text:p>
          </table:table-cell>
          <table:table-cell office:value-type="float" office:value="0" calcext:value-type="float">
            <text:p>0</text:p>
          </table:table-cell>
          <table:table-cell office:value-type="float" office:value="33970" calcext:value-type="float">
            <text:p>3397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17</text:p>
          </table:table-cell>
          <table:table-cell office:value-type="float" office:value="51.38586" calcext:value-type="float">
            <text:p>51.38586</text:p>
          </table:table-cell>
          <table:table-cell office:value-type="float" office:value="0.388683" calcext:value-type="float">
            <text:p>0.388683</text:p>
          </table:table-cell>
          <table:table-cell office:value-type="float" office:value="0" calcext:value-type="float">
            <text:p>0</text:p>
          </table:table-cell>
          <table:table-cell office:value-type="float" office:value="100239" calcext:value-type="float">
            <text:p>10023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18</text:p>
          </table:table-cell>
          <table:table-cell office:value-type="float" office:value="41.937131" calcext:value-type="float">
            <text:p>41.937131</text:p>
          </table:table-cell>
          <table:table-cell office:value-type="float" office:value="0.394711" calcext:value-type="float">
            <text:p>0.394711</text:p>
          </table:table-cell>
          <table:table-cell office:value-type="float" office:value="0" calcext:value-type="float">
            <text:p>0</text:p>
          </table:table-cell>
          <table:table-cell office:value-type="float" office:value="81785" calcext:value-type="float">
            <text:p>8178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19</text:p>
          </table:table-cell>
          <table:table-cell office:value-type="float" office:value="112.708088" calcext:value-type="float">
            <text:p>112.708088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" calcext:value-type="float">
            <text:p>0</text:p>
          </table:table-cell>
          <table:table-cell office:value-type="float" office:value="6288" calcext:value-type="float">
            <text:p>628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20</text:p>
          </table:table-cell>
          <table:table-cell office:value-type="float" office:value="51.605828" calcext:value-type="float">
            <text:p>51.605828</text:p>
          </table:table-cell>
          <table:table-cell office:value-type="float" office:value="0.110834" calcext:value-type="float">
            <text:p>0.110834</text:p>
          </table:table-cell>
          <table:table-cell office:value-type="float" office:value="0" calcext:value-type="float">
            <text:p>0</text:p>
          </table:table-cell>
          <table:table-cell office:value-type="float" office:value="93066" calcext:value-type="float">
            <text:p>9306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21</text:p>
          </table:table-cell>
          <table:table-cell office:value-type="float" office:value="62.774903" calcext:value-type="float">
            <text:p>62.774903</text:p>
          </table:table-cell>
          <table:table-cell office:value-type="float" office:value="0.125627" calcext:value-type="float">
            <text:p>0.125627</text:p>
          </table:table-cell>
          <table:table-cell office:value-type="float" office:value="0" calcext:value-type="float">
            <text:p>0</text:p>
          </table:table-cell>
          <table:table-cell office:value-type="float" office:value="100818" calcext:value-type="float">
            <text:p>10081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22</text:p>
          </table:table-cell>
          <table:table-cell office:value-type="float" office:value="62.854938" calcext:value-type="float">
            <text:p>62.854938</text:p>
          </table:table-cell>
          <table:table-cell office:value-type="float" office:value="0.359271" calcext:value-type="float">
            <text:p>0.359271</text:p>
          </table:table-cell>
          <table:table-cell office:value-type="float" office:value="0" calcext:value-type="float">
            <text:p>0</text:p>
          </table:table-cell>
          <table:table-cell office:value-type="float" office:value="169781" calcext:value-type="float">
            <text:p>16978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23</text:p>
          </table:table-cell>
          <table:table-cell office:value-type="float" office:value="56.734656" calcext:value-type="float">
            <text:p>56.734656</text:p>
          </table:table-cell>
          <table:table-cell office:value-type="float" office:value="0.298879" calcext:value-type="float">
            <text:p>0.298879</text:p>
          </table:table-cell>
          <table:table-cell office:value-type="float" office:value="0" calcext:value-type="float">
            <text:p>0</text:p>
          </table:table-cell>
          <table:table-cell office:value-type="float" office:value="115378" calcext:value-type="float">
            <text:p>11537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24</text:p>
          </table:table-cell>
          <table:table-cell office:value-type="float" office:value="64.607248" calcext:value-type="float">
            <text:p>64.607248</text:p>
          </table:table-cell>
          <table:table-cell office:value-type="float" office:value="0.076622" calcext:value-type="float">
            <text:p>0.076622</text:p>
          </table:table-cell>
          <table:table-cell office:value-type="float" office:value="0" calcext:value-type="float">
            <text:p>0</text:p>
          </table:table-cell>
          <table:table-cell office:value-type="float" office:value="59460" calcext:value-type="float">
            <text:p>5946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25</text:p>
          </table:table-cell>
          <table:table-cell office:value-type="float" office:value="46.297096" calcext:value-type="float">
            <text:p>46.297096</text:p>
          </table:table-cell>
          <table:table-cell office:value-type="float" office:value="0.476713" calcext:value-type="float">
            <text:p>0.476713</text:p>
          </table:table-cell>
          <table:table-cell office:value-type="float" office:value="0" calcext:value-type="float">
            <text:p>0</text:p>
          </table:table-cell>
          <table:table-cell office:value-type="float" office:value="91182" calcext:value-type="float">
            <text:p>9118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26</text:p>
          </table:table-cell>
          <table:table-cell office:value-type="float" office:value="51.066297" calcext:value-type="float">
            <text:p>51.066297</text:p>
          </table:table-cell>
          <table:table-cell office:value-type="float" office:value="0.833568" calcext:value-type="float">
            <text:p>0.833568</text:p>
          </table:table-cell>
          <table:table-cell office:value-type="float" office:value="0" calcext:value-type="float">
            <text:p>0</text:p>
          </table:table-cell>
          <table:table-cell office:value-type="float" office:value="108564" calcext:value-type="float">
            <text:p>10856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27</text:p>
          </table:table-cell>
          <table:table-cell office:value-type="float" office:value="50.904683" calcext:value-type="float">
            <text:p>50.904683</text:p>
          </table:table-cell>
          <table:table-cell office:value-type="float" office:value="1.188164" calcext:value-type="float">
            <text:p>1.188164</text:p>
          </table:table-cell>
          <table:table-cell office:value-type="float" office:value="0" calcext:value-type="float">
            <text:p>0</text:p>
          </table:table-cell>
          <table:table-cell office:value-type="float" office:value="182687" calcext:value-type="float">
            <text:p>18268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28</text:p>
          </table:table-cell>
          <table:table-cell office:value-type="float" office:value="58.44793" calcext:value-type="float">
            <text:p>58.44793</text:p>
          </table:table-cell>
          <table:table-cell office:value-type="float" office:value="0.618307" calcext:value-type="float">
            <text:p>0.618307</text:p>
          </table:table-cell>
          <table:table-cell office:value-type="float" office:value="0" calcext:value-type="float">
            <text:p>0</text:p>
          </table:table-cell>
          <table:table-cell office:value-type="float" office:value="128564" calcext:value-type="float">
            <text:p>12856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29</text:p>
          </table:table-cell>
          <table:table-cell office:value-type="float" office:value="43.948246" calcext:value-type="float">
            <text:p>43.948246</text:p>
          </table:table-cell>
          <table:table-cell office:value-type="float" office:value="0.958451" calcext:value-type="float">
            <text:p>0.958451</text:p>
          </table:table-cell>
          <table:table-cell office:value-type="float" office:value="0" calcext:value-type="float">
            <text:p>0</text:p>
          </table:table-cell>
          <table:table-cell office:value-type="float" office:value="106720" calcext:value-type="float">
            <text:p>10672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30</text:p>
          </table:table-cell>
          <table:table-cell office:value-type="float" office:value="6.889034" calcext:value-type="float">
            <text:p>6.889034</text:p>
          </table:table-cell>
          <table:table-cell office:value-type="float" office:value="0.06155" calcext:value-type="float">
            <text:p>0.06155</text:p>
          </table:table-cell>
          <table:table-cell office:value-type="float" office:value="0" calcext:value-type="float">
            <text:p>0</text:p>
          </table:table-cell>
          <table:table-cell office:value-type="float" office:value="15392" calcext:value-type="float">
            <text:p>153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31</text:p>
          </table:table-cell>
          <table:table-cell office:value-type="float" office:value="2.580091" calcext:value-type="float">
            <text:p>2.58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32</text:p>
          </table:table-cell>
          <table:table-cell office:value-type="float" office:value="5.674046" calcext:value-type="float">
            <text:p>5.674046</text:p>
          </table:table-cell>
          <table:table-cell office:value-type="float" office:value="0.056731" calcext:value-type="float">
            <text:p>0.056731</text:p>
          </table:table-cell>
          <table:table-cell office:value-type="float" office:value="0" calcext:value-type="float">
            <text:p>0</text:p>
          </table:table-cell>
          <table:table-cell office:value-type="float" office:value="17388" calcext:value-type="float">
            <text:p>1738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33</text:p>
          </table:table-cell>
          <table:table-cell office:value-type="float" office:value="7.07121" calcext:value-type="float">
            <text:p>7.0712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34</text:p>
          </table:table-cell>
          <table:table-cell office:value-type="float" office:value="6.716238" calcext:value-type="float">
            <text:p>6.716238</text:p>
          </table:table-cell>
          <table:table-cell office:value-type="float" office:value="0.050443" calcext:value-type="float">
            <text:p>0.050443</text:p>
          </table:table-cell>
          <table:table-cell office:value-type="float" office:value="0" calcext:value-type="float">
            <text:p>0</text:p>
          </table:table-cell>
          <table:table-cell office:value-type="float" office:value="4613" calcext:value-type="float">
            <text:p>46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35</text:p>
          </table:table-cell>
          <table:table-cell office:value-type="float" office:value="6.854419" calcext:value-type="float">
            <text:p>6.854419</text:p>
          </table:table-cell>
          <table:table-cell office:value-type="float" office:value="0.106612" calcext:value-type="float">
            <text:p>0.106612</text:p>
          </table:table-cell>
          <table:table-cell office:value-type="float" office:value="0" calcext:value-type="float">
            <text:p>0</text:p>
          </table:table-cell>
          <table:table-cell office:value-type="float" office:value="26436" calcext:value-type="float">
            <text:p>2643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36</text:p>
          </table:table-cell>
          <table:table-cell office:value-type="float" office:value="10.137557" calcext:value-type="float">
            <text:p>10.137557</text:p>
          </table:table-cell>
          <table:table-cell office:value-type="float" office:value="0.233457" calcext:value-type="float">
            <text:p>0.233457</text:p>
          </table:table-cell>
          <table:table-cell office:value-type="float" office:value="0" calcext:value-type="float">
            <text:p>0</text:p>
          </table:table-cell>
          <table:table-cell office:value-type="float" office:value="38054" calcext:value-type="float">
            <text:p>380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37</text:p>
          </table:table-cell>
          <table:table-cell office:value-type="float" office:value="12.466796" calcext:value-type="float">
            <text:p>12.466796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" calcext:value-type="float">
            <text:p>0</text:p>
          </table:table-cell>
          <table:table-cell office:value-type="float" office:value="24704" calcext:value-type="float">
            <text:p>247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38</text:p>
          </table:table-cell>
          <table:table-cell office:value-type="float" office:value="7.416676" calcext:value-type="float">
            <text:p>7.416676</text:p>
          </table:table-cell>
          <table:table-cell office:value-type="float" office:value="0.071327" calcext:value-type="float">
            <text:p>0.071327</text:p>
          </table:table-cell>
          <table:table-cell office:value-type="float" office:value="0" calcext:value-type="float">
            <text:p>0</text:p>
          </table:table-cell>
          <table:table-cell office:value-type="float" office:value="18727" calcext:value-type="float">
            <text:p>1872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39</text:p>
          </table:table-cell>
          <table:table-cell office:value-type="float" office:value="7.49269" calcext:value-type="float">
            <text:p>7.49269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" calcext:value-type="float">
            <text:p>0</text:p>
          </table:table-cell>
          <table:table-cell office:value-type="float" office:value="3477" calcext:value-type="float">
            <text:p>347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40</text:p>
          </table:table-cell>
          <table:table-cell office:value-type="float" office:value="8.429165" calcext:value-type="float">
            <text:p>8.429165</text:p>
          </table:table-cell>
          <table:table-cell office:value-type="float" office:value="0.014861" calcext:value-type="float">
            <text:p>0.014861</text:p>
          </table:table-cell>
          <table:table-cell office:value-type="float" office:value="0" calcext:value-type="float">
            <text:p>0</text:p>
          </table:table-cell>
          <table:table-cell office:value-type="float" office:value="8620" calcext:value-type="float">
            <text:p>862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41</text:p>
          </table:table-cell>
          <table:table-cell office:value-type="float" office:value="8.783147" calcext:value-type="float">
            <text:p>8.783147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0" calcext:value-type="float">
            <text:p>0</text:p>
          </table:table-cell>
          <table:table-cell office:value-type="float" office:value="5928" calcext:value-type="float">
            <text:p>592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42</text:p>
          </table:table-cell>
          <table:table-cell office:value-type="float" office:value="6.91124" calcext:value-type="float">
            <text:p>6.9112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" calcext:value-type="float">
            <text:p>0</text:p>
          </table:table-cell>
          <table:table-cell office:value-type="float" office:value="2569" calcext:value-type="float">
            <text:p>25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43</text:p>
          </table:table-cell>
          <table:table-cell office:value-type="float" office:value="2.630277" calcext:value-type="float">
            <text:p>2.63027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44</text:p>
          </table:table-cell>
          <table:table-cell office:value-type="float" office:value="3.461581" calcext:value-type="float">
            <text:p>3.46158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45</text:p>
          </table:table-cell>
          <table:table-cell office:value-type="float" office:value="4.944384" calcext:value-type="float">
            <text:p>4.944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46</text:p>
          </table:table-cell>
          <table:table-cell office:value-type="float" office:value="5.619557" calcext:value-type="float">
            <text:p>5.619557</text:p>
          </table:table-cell>
          <table:table-cell office:value-type="float" office:value="0.022495" calcext:value-type="float">
            <text:p>0.022495</text:p>
          </table:table-cell>
          <table:table-cell office:value-type="float" office:value="0" calcext:value-type="float">
            <text:p>0</text:p>
          </table:table-cell>
          <table:table-cell office:value-type="float" office:value="5217" calcext:value-type="float">
            <text:p>521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47</text:p>
          </table:table-cell>
          <table:table-cell office:value-type="float" office:value="3.128798" calcext:value-type="float">
            <text:p>3.128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48</text:p>
          </table:table-cell>
          <table:table-cell office:value-type="float" office:value="5.256375" calcext:value-type="float">
            <text:p>5.256375</text:p>
          </table:table-cell>
          <table:table-cell office:value-type="float" office:value="0.264866" calcext:value-type="float">
            <text:p>0.264866</text:p>
          </table:table-cell>
          <table:table-cell office:value-type="float" office:value="0" calcext:value-type="float">
            <text:p>0</text:p>
          </table:table-cell>
          <table:table-cell office:value-type="float" office:value="12907" calcext:value-type="float">
            <text:p>1290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49</text:p>
          </table:table-cell>
          <table:table-cell office:value-type="float" office:value="5.36097" calcext:value-type="float">
            <text:p>5.36097</text:p>
          </table:table-cell>
          <table:table-cell office:value-type="float" office:value="0.018456" calcext:value-type="float">
            <text:p>0.018456</text:p>
          </table:table-cell>
          <table:table-cell office:value-type="float" office:value="0" calcext:value-type="float">
            <text:p>0</text:p>
          </table:table-cell>
          <table:table-cell office:value-type="float" office:value="7579" calcext:value-type="float">
            <text:p>757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50</text:p>
          </table:table-cell>
          <table:table-cell office:value-type="float" office:value="2.193438" calcext:value-type="float">
            <text:p>2.193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51</text:p>
          </table:table-cell>
          <table:table-cell office:value-type="float" office:value="15.236876" calcext:value-type="float">
            <text:p>15.236876</text:p>
          </table:table-cell>
          <table:table-cell office:value-type="float" office:value="0.539858" calcext:value-type="float">
            <text:p>0.539858</text:p>
          </table:table-cell>
          <table:table-cell office:value-type="float" office:value="0" calcext:value-type="float">
            <text:p>0</text:p>
          </table:table-cell>
          <table:table-cell office:value-type="float" office:value="56980" calcext:value-type="float">
            <text:p>5698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52</text:p>
          </table:table-cell>
          <table:table-cell office:value-type="float" office:value="13.460982" calcext:value-type="float">
            <text:p>13.460982</text:p>
          </table:table-cell>
          <table:table-cell office:value-type="float" office:value="0.399267" calcext:value-type="float">
            <text:p>0.399267</text:p>
          </table:table-cell>
          <table:table-cell office:value-type="float" office:value="0" calcext:value-type="float">
            <text:p>0</text:p>
          </table:table-cell>
          <table:table-cell office:value-type="float" office:value="53661" calcext:value-type="float">
            <text:p>5366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53</text:p>
          </table:table-cell>
          <table:table-cell office:value-type="float" office:value="11.600877" calcext:value-type="float">
            <text:p>11.600877</text:p>
          </table:table-cell>
          <table:table-cell office:value-type="float" office:value="0.156245" calcext:value-type="float">
            <text:p>0.156245</text:p>
          </table:table-cell>
          <table:table-cell office:value-type="float" office:value="0" calcext:value-type="float">
            <text:p>0</text:p>
          </table:table-cell>
          <table:table-cell office:value-type="float" office:value="14516" calcext:value-type="float">
            <text:p>1451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54</text:p>
          </table:table-cell>
          <table:table-cell office:value-type="float" office:value="21.515323" calcext:value-type="float">
            <text:p>21.515323</text:p>
          </table:table-cell>
          <table:table-cell office:value-type="float" office:value="0.775892" calcext:value-type="float">
            <text:p>0.775892</text:p>
          </table:table-cell>
          <table:table-cell office:value-type="float" office:value="0" calcext:value-type="float">
            <text:p>0</text:p>
          </table:table-cell>
          <table:table-cell office:value-type="float" office:value="87953" calcext:value-type="float">
            <text:p>8795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56</text:p>
          </table:table-cell>
          <table:table-cell office:value-type="float" office:value="1.934272" calcext:value-type="float">
            <text:p>1.93427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57</text:p>
          </table:table-cell>
          <table:table-cell office:value-type="float" office:value="1.718052" calcext:value-type="float">
            <text:p>1.71805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58</text:p>
          </table:table-cell>
          <table:table-cell office:value-type="float" office:value="4.119276" calcext:value-type="float">
            <text:p>4.119276</text:p>
          </table:table-cell>
          <table:table-cell office:value-type="float" office:value="0.78712" calcext:value-type="float">
            <text:p>0.78712</text:p>
          </table:table-cell>
          <table:table-cell office:value-type="float" office:value="0" calcext:value-type="float">
            <text:p>0</text:p>
          </table:table-cell>
          <table:table-cell office:value-type="float" office:value="125903" calcext:value-type="float">
            <text:p>12590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6:59</text:p>
          </table:table-cell>
          <table:table-cell office:value-type="float" office:value="3.722102" calcext:value-type="float">
            <text:p>3.722102</text:p>
          </table:table-cell>
          <table:table-cell office:value-type="float" office:value="0.608629" calcext:value-type="float">
            <text:p>0.608629</text:p>
          </table:table-cell>
          <table:table-cell office:value-type="float" office:value="0" calcext:value-type="float">
            <text:p>0</text:p>
          </table:table-cell>
          <table:table-cell office:value-type="float" office:value="77761" calcext:value-type="float">
            <text:p>777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00</text:p>
          </table:table-cell>
          <table:table-cell office:value-type="float" office:value="1.522923" calcext:value-type="float">
            <text:p>1.5229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01</text:p>
          </table:table-cell>
          <table:table-cell office:value-type="float" office:value="1.355958" calcext:value-type="float">
            <text:p>1.355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02</text:p>
          </table:table-cell>
          <table:table-cell office:value-type="float" office:value="5.126029" calcext:value-type="float">
            <text:p>5.126029</text:p>
          </table:table-cell>
          <table:table-cell office:value-type="float" office:value="0.976434" calcext:value-type="float">
            <text:p>0.976434</text:p>
          </table:table-cell>
          <table:table-cell office:value-type="float" office:value="0" calcext:value-type="float">
            <text:p>0</text:p>
          </table:table-cell>
          <table:table-cell office:value-type="float" office:value="91294" calcext:value-type="float">
            <text:p>9129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03</text:p>
          </table:table-cell>
          <table:table-cell office:value-type="float" office:value="1.979343" calcext:value-type="float">
            <text:p>1.979343</text:p>
          </table:table-cell>
          <table:table-cell office:value-type="float" office:value="0.566097" calcext:value-type="float">
            <text:p>0.566097</text:p>
          </table:table-cell>
          <table:table-cell office:value-type="float" office:value="0" calcext:value-type="float">
            <text:p>0</text:p>
          </table:table-cell>
          <table:table-cell office:value-type="float" office:value="117918" calcext:value-type="float">
            <text:p>1179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04</text:p>
          </table:table-cell>
          <table:table-cell office:value-type="float" office:value="2.71864" calcext:value-type="float">
            <text:p>2.71864</text:p>
          </table:table-cell>
          <table:table-cell office:value-type="float" office:value="1.204741" calcext:value-type="float">
            <text:p>1.204741</text:p>
          </table:table-cell>
          <table:table-cell office:value-type="float" office:value="0" calcext:value-type="float">
            <text:p>0</text:p>
          </table:table-cell>
          <table:table-cell office:value-type="float" office:value="102711" calcext:value-type="float">
            <text:p>10271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05</text:p>
          </table:table-cell>
          <table:table-cell office:value-type="float" office:value="2.382727" calcext:value-type="float">
            <text:p>2.382727</text:p>
          </table:table-cell>
          <table:table-cell office:value-type="float" office:value="3.349904" calcext:value-type="float">
            <text:p>3.349904</text:p>
          </table:table-cell>
          <table:table-cell office:value-type="float" office:value="0" calcext:value-type="float">
            <text:p>0</text:p>
          </table:table-cell>
          <table:table-cell office:value-type="float" office:value="186993" calcext:value-type="float">
            <text:p>1869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06</text:p>
          </table:table-cell>
          <table:table-cell office:value-type="float" office:value="1.313158" calcext:value-type="float">
            <text:p>1.313158</text:p>
          </table:table-cell>
          <table:table-cell office:value-type="float" office:value="0.05348" calcext:value-type="float">
            <text:p>0.05348</text:p>
          </table:table-cell>
          <table:table-cell office:value-type="float" office:value="0" calcext:value-type="float">
            <text:p>0</text:p>
          </table:table-cell>
          <table:table-cell office:value-type="float" office:value="20781" calcext:value-type="float">
            <text:p>207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07</text:p>
          </table:table-cell>
          <table:table-cell office:value-type="float" office:value="2.308901" calcext:value-type="float">
            <text:p>2.308901</text:p>
          </table:table-cell>
          <table:table-cell office:value-type="float" office:value="2.222324" calcext:value-type="float">
            <text:p>2.222324</text:p>
          </table:table-cell>
          <table:table-cell office:value-type="float" office:value="0" calcext:value-type="float">
            <text:p>0</text:p>
          </table:table-cell>
          <table:table-cell office:value-type="float" office:value="302682" calcext:value-type="float">
            <text:p>30268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08</text:p>
          </table:table-cell>
          <table:table-cell office:value-type="float" office:value="4.988665" calcext:value-type="float">
            <text:p>4.988665</text:p>
          </table:table-cell>
          <table:table-cell office:value-type="float" office:value="1.355419" calcext:value-type="float">
            <text:p>1.355419</text:p>
          </table:table-cell>
          <table:table-cell office:value-type="float" office:value="0" calcext:value-type="float">
            <text:p>0</text:p>
          </table:table-cell>
          <table:table-cell office:value-type="float" office:value="158205" calcext:value-type="float">
            <text:p>15820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09</text:p>
          </table:table-cell>
          <table:table-cell office:value-type="float" office:value="1.772018" calcext:value-type="float">
            <text:p>1.772018</text:p>
          </table:table-cell>
          <table:table-cell office:value-type="float" office:value="0.131978" calcext:value-type="float">
            <text:p>0.131978</text:p>
          </table:table-cell>
          <table:table-cell office:value-type="float" office:value="0" calcext:value-type="float">
            <text:p>0</text:p>
          </table:table-cell>
          <table:table-cell office:value-type="float" office:value="20557" calcext:value-type="float">
            <text:p>2055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10</text:p>
          </table:table-cell>
          <table:table-cell office:value-type="float" office:value="3.261148" calcext:value-type="float">
            <text:p>3.261148</text:p>
          </table:table-cell>
          <table:table-cell office:value-type="float" office:value="1.123875" calcext:value-type="float">
            <text:p>1.123875</text:p>
          </table:table-cell>
          <table:table-cell office:value-type="float" office:value="0" calcext:value-type="float">
            <text:p>0</text:p>
          </table:table-cell>
          <table:table-cell office:value-type="float" office:value="97235" calcext:value-type="float">
            <text:p>9723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11</text:p>
          </table:table-cell>
          <table:table-cell office:value-type="float" office:value="15.242514" calcext:value-type="float">
            <text:p>15.242514</text:p>
          </table:table-cell>
          <table:table-cell office:value-type="float" office:value="0.610915" calcext:value-type="float">
            <text:p>0.610915</text:p>
          </table:table-cell>
          <table:table-cell office:value-type="float" office:value="0" calcext:value-type="float">
            <text:p>0</text:p>
          </table:table-cell>
          <table:table-cell office:value-type="float" office:value="106076" calcext:value-type="float">
            <text:p>10607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12</text:p>
          </table:table-cell>
          <table:table-cell office:value-type="float" office:value="6.391468" calcext:value-type="float">
            <text:p>6.391468</text:p>
          </table:table-cell>
          <table:table-cell office:value-type="float" office:value="1.19935" calcext:value-type="float">
            <text:p>1.19935</text:p>
          </table:table-cell>
          <table:table-cell office:value-type="float" office:value="0" calcext:value-type="float">
            <text:p>0</text:p>
          </table:table-cell>
          <table:table-cell office:value-type="float" office:value="103715" calcext:value-type="float">
            <text:p>10371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13</text:p>
          </table:table-cell>
          <table:table-cell office:value-type="float" office:value="1.342057" calcext:value-type="float">
            <text:p>1.342057</text:p>
          </table:table-cell>
          <table:table-cell office:value-type="float" office:value="0.191764" calcext:value-type="float">
            <text:p>0.191764</text:p>
          </table:table-cell>
          <table:table-cell office:value-type="float" office:value="0" calcext:value-type="float">
            <text:p>0</text:p>
          </table:table-cell>
          <table:table-cell office:value-type="float" office:value="8918" calcext:value-type="float">
            <text:p>891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14</text:p>
          </table:table-cell>
          <table:table-cell office:value-type="float" office:value="2.203297" calcext:value-type="float">
            <text:p>2.203297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" calcext:value-type="float">
            <text:p>0</text:p>
          </table:table-cell>
          <table:table-cell office:value-type="float" office:value="7561" calcext:value-type="float">
            <text:p>756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15</text:p>
          </table:table-cell>
          <table:table-cell office:value-type="float" office:value="4.442211" calcext:value-type="float">
            <text:p>4.442211</text:p>
          </table:table-cell>
          <table:table-cell office:value-type="float" office:value="0.60867" calcext:value-type="float">
            <text:p>0.60867</text:p>
          </table:table-cell>
          <table:table-cell office:value-type="float" office:value="0" calcext:value-type="float">
            <text:p>0</text:p>
          </table:table-cell>
          <table:table-cell office:value-type="float" office:value="135356" calcext:value-type="float">
            <text:p>13535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16</text:p>
          </table:table-cell>
          <table:table-cell office:value-type="float" office:value="5.689511" calcext:value-type="float">
            <text:p>5.689511</text:p>
          </table:table-cell>
          <table:table-cell office:value-type="float" office:value="1.304305" calcext:value-type="float">
            <text:p>1.304305</text:p>
          </table:table-cell>
          <table:table-cell office:value-type="float" office:value="0" calcext:value-type="float">
            <text:p>0</text:p>
          </table:table-cell>
          <table:table-cell office:value-type="float" office:value="148601" calcext:value-type="float">
            <text:p>14860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17</text:p>
          </table:table-cell>
          <table:table-cell office:value-type="float" office:value="9.697084" calcext:value-type="float">
            <text:p>9.697084</text:p>
          </table:table-cell>
          <table:table-cell office:value-type="float" office:value="0.988498" calcext:value-type="float">
            <text:p>0.988498</text:p>
          </table:table-cell>
          <table:table-cell office:value-type="float" office:value="0" calcext:value-type="float">
            <text:p>0</text:p>
          </table:table-cell>
          <table:table-cell office:value-type="float" office:value="190214" calcext:value-type="float">
            <text:p>19021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18</text:p>
          </table:table-cell>
          <table:table-cell office:value-type="float" office:value="4.415426" calcext:value-type="float">
            <text:p>4.415426</text:p>
          </table:table-cell>
          <table:table-cell office:value-type="float" office:value="0.438484" calcext:value-type="float">
            <text:p>0.438484</text:p>
          </table:table-cell>
          <table:table-cell office:value-type="float" office:value="0" calcext:value-type="float">
            <text:p>0</text:p>
          </table:table-cell>
          <table:table-cell office:value-type="float" office:value="82383" calcext:value-type="float">
            <text:p>8238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19</text:p>
          </table:table-cell>
          <table:table-cell office:value-type="float" office:value="7.028455" calcext:value-type="float">
            <text:p>7.028455</text:p>
          </table:table-cell>
          <table:table-cell office:value-type="float" office:value="0.649369" calcext:value-type="float">
            <text:p>0.649369</text:p>
          </table:table-cell>
          <table:table-cell office:value-type="float" office:value="0" calcext:value-type="float">
            <text:p>0</text:p>
          </table:table-cell>
          <table:table-cell office:value-type="float" office:value="141838" calcext:value-type="float">
            <text:p>14183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20</text:p>
          </table:table-cell>
          <table:table-cell office:value-type="float" office:value="17.321564" calcext:value-type="float">
            <text:p>17.321564</text:p>
          </table:table-cell>
          <table:table-cell office:value-type="float" office:value="0.704627" calcext:value-type="float">
            <text:p>0.704627</text:p>
          </table:table-cell>
          <table:table-cell office:value-type="float" office:value="0" calcext:value-type="float">
            <text:p>0</text:p>
          </table:table-cell>
          <table:table-cell office:value-type="float" office:value="142810" calcext:value-type="float">
            <text:p>14281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21</text:p>
          </table:table-cell>
          <table:table-cell office:value-type="float" office:value="9.310943" calcext:value-type="float">
            <text:p>9.310943</text:p>
          </table:table-cell>
          <table:table-cell office:value-type="float" office:value="0.485667" calcext:value-type="float">
            <text:p>0.485667</text:p>
          </table:table-cell>
          <table:table-cell office:value-type="float" office:value="0" calcext:value-type="float">
            <text:p>0</text:p>
          </table:table-cell>
          <table:table-cell office:value-type="float" office:value="114485" calcext:value-type="float">
            <text:p>11448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22</text:p>
          </table:table-cell>
          <table:table-cell office:value-type="float" office:value="2.963726" calcext:value-type="float">
            <text:p>2.963726</text:p>
          </table:table-cell>
          <table:table-cell office:value-type="float" office:value="0.057811" calcext:value-type="float">
            <text:p>0.057811</text:p>
          </table:table-cell>
          <table:table-cell office:value-type="float" office:value="0" calcext:value-type="float">
            <text:p>0</text:p>
          </table:table-cell>
          <table:table-cell office:value-type="float" office:value="32658" calcext:value-type="float">
            <text:p>3265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23</text:p>
          </table:table-cell>
          <table:table-cell office:value-type="float" office:value="8.126889" calcext:value-type="float">
            <text:p>8.126889</text:p>
          </table:table-cell>
          <table:table-cell office:value-type="float" office:value="0.278137" calcext:value-type="float">
            <text:p>0.278137</text:p>
          </table:table-cell>
          <table:table-cell office:value-type="float" office:value="0" calcext:value-type="float">
            <text:p>0</text:p>
          </table:table-cell>
          <table:table-cell office:value-type="float" office:value="147582" calcext:value-type="float">
            <text:p>14758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24</text:p>
          </table:table-cell>
          <table:table-cell office:value-type="float" office:value="10.683806" calcext:value-type="float">
            <text:p>10.683806</text:p>
          </table:table-cell>
          <table:table-cell office:value-type="float" office:value="0.422624" calcext:value-type="float">
            <text:p>0.422624</text:p>
          </table:table-cell>
          <table:table-cell office:value-type="float" office:value="0" calcext:value-type="float">
            <text:p>0</text:p>
          </table:table-cell>
          <table:table-cell office:value-type="float" office:value="192563" calcext:value-type="float">
            <text:p>19256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25</text:p>
          </table:table-cell>
          <table:table-cell office:value-type="float" office:value="11.890748" calcext:value-type="float">
            <text:p>11.890748</text:p>
          </table:table-cell>
          <table:table-cell office:value-type="float" office:value="0.189443" calcext:value-type="float">
            <text:p>0.189443</text:p>
          </table:table-cell>
          <table:table-cell office:value-type="float" office:value="0" calcext:value-type="float">
            <text:p>0</text:p>
          </table:table-cell>
          <table:table-cell office:value-type="float" office:value="210147" calcext:value-type="float">
            <text:p>21014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26</text:p>
          </table:table-cell>
          <table:table-cell office:value-type="float" office:value="2.794702" calcext:value-type="float">
            <text:p>2.794702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27</text:p>
          </table:table-cell>
          <table:table-cell office:value-type="float" office:value="7.538946" calcext:value-type="float">
            <text:p>7.538946</text:p>
          </table:table-cell>
          <table:table-cell office:value-type="float" office:value="0.102622" calcext:value-type="float">
            <text:p>0.102622</text:p>
          </table:table-cell>
          <table:table-cell office:value-type="float" office:value="0" calcext:value-type="float">
            <text:p>0</text:p>
          </table:table-cell>
          <table:table-cell office:value-type="float" office:value="94074" calcext:value-type="float">
            <text:p>9407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28</text:p>
          </table:table-cell>
          <table:table-cell office:value-type="float" office:value="12.990623" calcext:value-type="float">
            <text:p>12.990623</text:p>
          </table:table-cell>
          <table:table-cell office:value-type="float" office:value="0.172743" calcext:value-type="float">
            <text:p>0.172743</text:p>
          </table:table-cell>
          <table:table-cell office:value-type="float" office:value="0" calcext:value-type="float">
            <text:p>0</text:p>
          </table:table-cell>
          <table:table-cell office:value-type="float" office:value="135198" calcext:value-type="float">
            <text:p>13519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29</text:p>
          </table:table-cell>
          <table:table-cell office:value-type="float" office:value="13.110635" calcext:value-type="float">
            <text:p>13.110635</text:p>
          </table:table-cell>
          <table:table-cell office:value-type="float" office:value="0.101733" calcext:value-type="float">
            <text:p>0.101733</text:p>
          </table:table-cell>
          <table:table-cell office:value-type="float" office:value="0" calcext:value-type="float">
            <text:p>0</text:p>
          </table:table-cell>
          <table:table-cell office:value-type="float" office:value="173158" calcext:value-type="float">
            <text:p>17315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30</text:p>
          </table:table-cell>
          <table:table-cell office:value-type="float" office:value="13.010774" calcext:value-type="float">
            <text:p>13.010774</text:p>
          </table:table-cell>
          <table:table-cell office:value-type="float" office:value="0.010061" calcext:value-type="float">
            <text:p>0.010061</text:p>
          </table:table-cell>
          <table:table-cell office:value-type="float" office:value="0" calcext:value-type="float">
            <text:p>0</text:p>
          </table:table-cell>
          <table:table-cell office:value-type="float" office:value="224915" calcext:value-type="float">
            <text:p>2249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31</text:p>
          </table:table-cell>
          <table:table-cell office:value-type="float" office:value="13.48978" calcext:value-type="float">
            <text:p>13.48978</text:p>
          </table:table-cell>
          <table:table-cell office:value-type="float" office:value="0.005807" calcext:value-type="float">
            <text:p>0.005807</text:p>
          </table:table-cell>
          <table:table-cell office:value-type="float" office:value="0" calcext:value-type="float">
            <text:p>0</text:p>
          </table:table-cell>
          <table:table-cell office:value-type="float" office:value="122747" calcext:value-type="float">
            <text:p>1227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32</text:p>
          </table:table-cell>
          <table:table-cell office:value-type="float" office:value="12.944281" calcext:value-type="float">
            <text:p>12.94428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19005" calcext:value-type="float">
            <text:p>190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33</text:p>
          </table:table-cell>
          <table:table-cell office:value-type="float" office:value="12.509109" calcext:value-type="float">
            <text:p>12.509109</text:p>
          </table:table-cell>
          <table:table-cell office:value-type="float" office:value="0.015747" calcext:value-type="float">
            <text:p>0.015747</text:p>
          </table:table-cell>
          <table:table-cell office:value-type="float" office:value="0" calcext:value-type="float">
            <text:p>0</text:p>
          </table:table-cell>
          <table:table-cell office:value-type="float" office:value="202794" calcext:value-type="float">
            <text:p>2027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34</text:p>
          </table:table-cell>
          <table:table-cell office:value-type="float" office:value="8.889808" calcext:value-type="float">
            <text:p>8.889808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" calcext:value-type="float">
            <text:p>0</text:p>
          </table:table-cell>
          <table:table-cell office:value-type="float" office:value="72632" calcext:value-type="float">
            <text:p>72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35</text:p>
          </table:table-cell>
          <table:table-cell office:value-type="float" office:value="7.742765" calcext:value-type="float">
            <text:p>7.74276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11064" calcext:value-type="float">
            <text:p>11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36</text:p>
          </table:table-cell>
          <table:table-cell office:value-type="float" office:value="7.765497" calcext:value-type="float">
            <text:p>7.76549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11733" calcext:value-type="float">
            <text:p>11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37</text:p>
          </table:table-cell>
          <table:table-cell office:value-type="float" office:value="5.76337" calcext:value-type="float">
            <text:p>5.76337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" calcext:value-type="float">
            <text:p>0</text:p>
          </table:table-cell>
          <table:table-cell office:value-type="float" office:value="11924" calcext:value-type="float">
            <text:p>11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38</text:p>
          </table:table-cell>
          <table:table-cell office:value-type="float" office:value="4.776959" calcext:value-type="float">
            <text:p>4.776959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" calcext:value-type="float">
            <text:p>0</text:p>
          </table:table-cell>
          <table:table-cell office:value-type="float" office:value="122134" calcext:value-type="float">
            <text:p>122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10:47:39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edited_2" table:style-name="ta1">
        <table:shapes>
          <draw:frame draw:z-index="0" draw:style-name="gr1" draw:text-style-name="P1" svg:width="15.999cm" svg:height="8.999cm" svg:x="13.261cm" svg:y="0cm">
            <draw:object draw:notify-on-update-of-ranges="edited_2.B2:edited_2.B101 edited_2.A1:edited_2.A1 edited_2.A2:edited_2.A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2.986cm" svg:y="0.1cm">
            <draw:object draw:notify-on-update-of-ranges="edited_2.A2:edited_2.A101 edited_2.A1:edited_2.A1 edited_2.A2:edited_2.A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transactions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43792" calcext:value-type="float">
            <text:p>0.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718052" calcext:value-type="float">
            <text:p>1.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177062" calcext:value-type="float">
            <text:p>6.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77234" calcext:value-type="float">
            <text:p>0.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5059" calcext:value-type="float">
            <text:p>2.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01752" calcext:value-type="float">
            <text:p>0.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35351" calcext:value-type="float">
            <text:p>0.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75316" calcext:value-type="float">
            <text:p>4.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342057" calcext:value-type="float">
            <text:p>1.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92968" calcext:value-type="float">
            <text:p>0.9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992734" calcext:value-type="float">
            <text:p>0.9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261148" calcext:value-type="float">
            <text:p>3.2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.631869" calcext:value-type="float">
            <text:p>59.6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429165" calcext:value-type="float">
            <text:p>8.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973389" calcext:value-type="float">
            <text:p>0.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119276" calcext:value-type="float">
            <text:p>4.1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76029" calcext:value-type="float">
            <text:p>0.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332333" calcext:value-type="float">
            <text:p>2.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371373" calcext:value-type="float">
            <text:p>2.3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1.38586" calcext:value-type="float">
            <text:p>51.3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866728" calcext:value-type="float">
            <text:p>1.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411183" calcext:value-type="float">
            <text:p>5.4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825503" calcext:value-type="float">
            <text:p>0.83</text:p>
          </table:table-cell>
        </table:table-row>
        <table:table-row table:style-name="ro1" table:visibility="collapse">
          <table:table-cell office:value-type="float" office:value="271" calcext:value-type="float">
            <text:p>271</text:p>
          </table:table-cell>
          <table:table-cell office:value-type="float" office:value="3.111517" calcext:value-type="float">
            <text:p>3.11</text:p>
          </table:table-cell>
        </table:table-row>
        <table:table-row table:style-name="ro1" table:visibility="collapse">
          <table:table-cell office:value-type="float" office:value="272" calcext:value-type="float">
            <text:p>272</text:p>
          </table:table-cell>
          <table:table-cell office:value-type="float" office:value="1.43382" calcext:value-type="float">
            <text:p>1.4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.600877" calcext:value-type="float">
            <text:p>11.60</text:p>
          </table:table-cell>
        </table:table-row>
        <table:table-row table:style-name="ro1" table:visibility="collapse">
          <table:table-cell office:value-type="float" office:value="273" calcext:value-type="float">
            <text:p>273</text:p>
          </table:table-cell>
          <table:table-cell office:value-type="float" office:value="1.987421" calcext:value-type="float">
            <text:p>1.99</text:p>
          </table:table-cell>
        </table:table-row>
        <table:table-row table:style-name="ro1" table:visibility="collapse">
          <table:table-cell office:value-type="float" office:value="273" calcext:value-type="float">
            <text:p>273</text:p>
          </table:table-cell>
          <table:table-cell office:value-type="float" office:value="2.363312" calcext:value-type="float">
            <text:p>2.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725199" calcext:value-type="float">
            <text:p>5.7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1.066297" calcext:value-type="float">
            <text:p>51.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412555" calcext:value-type="float">
            <text:p>8.4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812518" calcext:value-type="float">
            <text:p>6.8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797195" calcext:value-type="float">
            <text:p>5.8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3.750048" calcext:value-type="float">
            <text:p>93.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320122" calcext:value-type="float">
            <text:p>5.3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6.734656" calcext:value-type="float">
            <text:p>56.7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3.948246" calcext:value-type="float">
            <text:p>43.9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.146054" calcext:value-type="float">
            <text:p>11.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1.757631" calcext:value-type="float">
            <text:p>21.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6.297096" calcext:value-type="float">
            <text:p>46.3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813408" calcext:value-type="float">
            <text:p>10.81</text:p>
          </table:table-cell>
        </table:table-row>
        <table:table-row table:style-name="ro1" table:visibility="collapse">
          <table:table-cell office:value-type="float" office:value="294" calcext:value-type="float">
            <text:p>294</text:p>
          </table:table-cell>
          <table:table-cell office:value-type="float" office:value="8.697177" calcext:value-type="float">
            <text:p>8.7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.986726" calcext:value-type="float">
            <text:p>10.9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.831443" calcext:value-type="float">
            <text:p>22.8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.889188" calcext:value-type="float">
            <text:p>11.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.122913" calcext:value-type="float">
            <text:p>15.12</text:p>
          </table:table-cell>
        </table:table-row>
        <table:table-row table:style-name="ro1" table:visibility="collapse">
          <table:table-cell office:value-type="float" office:value="299" calcext:value-type="float">
            <text:p>299</text:p>
          </table:table-cell>
          <table:table-cell office:value-type="float" office:value="2.308901" calcext:value-type="float">
            <text:p>2.31</text:p>
          </table:table-cell>
        </table:table-row>
        <table:table-row table:style-name="ro1" table:visibility="collapse">
          <table:table-cell office:value-type="float" office:value="301" calcext:value-type="float">
            <text:p>301</text:p>
          </table:table-cell>
          <table:table-cell office:value-type="float" office:value="1.522923" calcext:value-type="float">
            <text:p>1.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.387156" calcext:value-type="float">
            <text:p>24.3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6.930687" calcext:value-type="float">
            <text:p>16.9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.14762" calcext:value-type="float">
            <text:p>17.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8.639378" calcext:value-type="float">
            <text:p>78.6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6.641423" calcext:value-type="float">
            <text:p>16.6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.624452" calcext:value-type="float">
            <text:p>14.6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.170882" calcext:value-type="float">
            <text:p>16.17</text:p>
          </table:table-cell>
        </table:table-row>
        <table:table-row table:style-name="ro1" table:visibility="collapse">
          <table:table-cell office:value-type="float" office:value="304" calcext:value-type="float">
            <text:p>304</text:p>
          </table:table-cell>
          <table:table-cell office:value-type="float" office:value="2.630277" calcext:value-type="float">
            <text:p>2.63</text:p>
          </table:table-cell>
        </table:table-row>
        <table:table-row table:style-name="ro1" table:visibility="collapse">
          <table:table-cell office:value-type="float" office:value="304" calcext:value-type="float">
            <text:p>304</text:p>
          </table:table-cell>
          <table:table-cell office:value-type="float" office:value="4.988665" calcext:value-type="float">
            <text:p>4.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.376203" calcext:value-type="float">
            <text:p>13.3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.096612" calcext:value-type="float">
            <text:p>17.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.031543" calcext:value-type="float">
            <text:p>18.0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.620422" calcext:value-type="float">
            <text:p>14.6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.807942" calcext:value-type="float">
            <text:p>21.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.316189" calcext:value-type="float">
            <text:p>20.3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1.354794" calcext:value-type="float">
            <text:p>51.3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8.44793" calcext:value-type="float">
            <text:p>58.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.800823" calcext:value-type="float">
            <text:p>19.8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.901617" calcext:value-type="float">
            <text:p>20.9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.528113" calcext:value-type="float">
            <text:p>21.5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.819394" calcext:value-type="float">
            <text:p>18.8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8.671303" calcext:value-type="float">
            <text:p>18.67</text:p>
          </table:table-cell>
        </table:table-row>
        <table:table-row table:style-name="ro1" table:visibility="collapse">
          <table:table-cell office:value-type="float" office:value="315" calcext:value-type="float">
            <text:p>315</text:p>
          </table:table-cell>
          <table:table-cell office:value-type="float" office:value="5.126029" calcext:value-type="float">
            <text:p>5.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.078817" calcext:value-type="float">
            <text:p>19.0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1.1208" calcext:value-type="float">
            <text:p>21.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2.473971" calcext:value-type="float">
            <text:p>72.4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1.652882" calcext:value-type="float">
            <text:p>21.6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1.936781" calcext:value-type="float">
            <text:p>21.9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.345392" calcext:value-type="float">
            <text:p>25.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.960693" calcext:value-type="float">
            <text:p>25.9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.863938" calcext:value-type="float">
            <text:p>24.8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1.870957" calcext:value-type="float">
            <text:p>71.8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.76386" calcext:value-type="float">
            <text:p>33.7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.678577" calcext:value-type="float">
            <text:p>33.6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.129829" calcext:value-type="float">
            <text:p>35.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1.937131" calcext:value-type="float">
            <text:p>41.9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0.904683" calcext:value-type="float">
            <text:p>50.9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.605828" calcext:value-type="float">
            <text:p>51.61</text:p>
          </table:table-cell>
        </table:table-row>
        <table:table-row table:style-name="ro1" table:visibility="collapse">
          <table:table-cell office:value-type="float" office:value="342" calcext:value-type="float">
            <text:p>342</text:p>
          </table:table-cell>
          <table:table-cell office:value-type="float" office:value="5.674046" calcext:value-type="float">
            <text:p>5.67</text:p>
          </table:table-cell>
        </table:table-row>
        <table:table-row table:style-name="ro1" table:visibility="collapse">
          <table:table-cell office:value-type="float" office:value="343" calcext:value-type="float">
            <text:p>343</text:p>
          </table:table-cell>
          <table:table-cell office:value-type="float" office:value="2.963726" calcext:value-type="float">
            <text:p>2.96</text:p>
          </table:table-cell>
        </table:table-row>
        <table:table-row table:style-name="ro1" table:number-rows-repeated="104848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edited.A1:edited.G1048576">
          <table:sort>
            <table:sort-by table:field-number="6" table:data-type="automatic"/>
          </table:sort>
        </table:database-range>
        <table:database-range table:name="__Anonymous_Sheet_DB__2" table:target-range-address="edited_2.A1:edited_2.A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3T14:07:28.443328385</dc:date>
    <dc:creator>David Collier-Brown</dc:creator>
    <meta:editing-duration>PT26M</meta:editing-duration>
    <meta:editing-cycles>5</meta:editing-cycles>
    <meta:generator>LibreOffice/24.2.6.2$Linux_X86_64 LibreOffice_project/420$Build-2</meta:generator>
    <meta:document-statistic meta:table-count="3" meta:cell-count="205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A24C9EC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04cm" svg:y="0.316cm" chart:style-name="ch2">
          <text:p>Calvin Raw Data, as a Scatterplot </text:p>
        </chart:title>
        <chart:subtitle svg:x="2.36cm" svg:y="1.275cm" chart:style-name="ch3">
          <text:p>Everything above sample 350 is an artifact of the test shutdown</text:p>
        </chart:subtitle>
        <chart:plot-area chart:style-name="ch4" table:cell-range-address="edited.B1:edited.C101" chart:data-source-has-labels="both" svg:x="1.331cm" svg:y="2.138cm" svg:width="14.349cm" svg:height="5.701cm">
          <chart:coordinate-region svg:x="2.614cm" svg:y="2.337cm" svg:width="12.786cm" svg:height="4.855cm"/>
          <chart:axis chart:dimension="x" chart:name="primary-x" chart:style-name="ch5" chartooo:axis-type="auto">
            <chart:title svg:x="6.49cm" svg:y="8.019cm" chart:style-name="ch6">
              <text:p>Load, Requests per Second</text:p>
            </chart:title>
            <chart:categories table:cell-range-address="edited.B2:edited.B101"/>
            <chart:grid chart:style-name="ch7" chart:class="major"/>
          </chart:axis>
          <chart:axis chart:dimension="y" chart:name="primary-y" chart:style-name="ch8">
            <chart:title svg:x="0.451cm" svg:y="6.051cm" chart:style-name="ch9">
              <text:p>Time, UNITS?</text:p>
            </chart:title>
            <chart:grid chart:style-name="ch7" chart:class="major"/>
          </chart:axis>
          <chart:series chart:style-name="ch10" chart:values-cell-range-address="edited.C2:edited.C101" chart:label-cell-address="edited.C1:edited.C1" chart:class="chart:scatter"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edited.C1:edite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:45:02</text:p>
                <draw:g>
                  <svg:desc>edited.B2:edited.B101</svg:desc>
                </draw:g>
              </table:table-cell>
              <table:table-cell office:value-type="float" office:value="0.643792">
                <text:p>0.643792</text:p>
                <draw:g>
                  <svg:desc>edited.C2:edited.C101</svg:desc>
                </draw:g>
              </table:table-cell>
            </table:table-row>
            <table:table-row>
              <table:table-cell office:value-type="string">
                <text:p>10:46:57</text:p>
              </table:table-cell>
              <table:table-cell office:value-type="float" office:value="1.718052">
                <text:p>1.718052</text:p>
              </table:table-cell>
            </table:table-row>
            <table:table-row>
              <table:table-cell office:value-type="string">
                <text:p>10:44:53</text:p>
              </table:table-cell>
              <table:table-cell office:value-type="float" office:value="6.177062">
                <text:p>6.177062</text:p>
              </table:table-cell>
            </table:table-row>
            <table:table-row>
              <table:table-cell office:value-type="string">
                <text:p>10:44:49</text:p>
              </table:table-cell>
              <table:table-cell office:value-type="float" office:value="0.777234">
                <text:p>0.777234</text:p>
              </table:table-cell>
            </table:table-row>
            <table:table-row>
              <table:table-cell office:value-type="string">
                <text:p>10:45:01</text:p>
              </table:table-cell>
              <table:table-cell office:value-type="float" office:value="2.5059">
                <text:p>2.5059</text:p>
              </table:table-cell>
            </table:table-row>
            <table:table-row>
              <table:table-cell office:value-type="string">
                <text:p>10:45:03</text:p>
              </table:table-cell>
              <table:table-cell office:value-type="float" office:value="0.501752">
                <text:p>0.501752</text:p>
              </table:table-cell>
            </table:table-row>
            <table:table-row>
              <table:table-cell office:value-type="string">
                <text:p>10:45:04</text:p>
              </table:table-cell>
              <table:table-cell office:value-type="float" office:value="0.535351">
                <text:p>0.535351</text:p>
              </table:table-cell>
            </table:table-row>
            <table:table-row>
              <table:table-cell office:value-type="string">
                <text:p>10:45:06</text:p>
              </table:table-cell>
              <table:table-cell office:value-type="float" office:value="4.75316">
                <text:p>4.75316</text:p>
              </table:table-cell>
            </table:table-row>
            <table:table-row>
              <table:table-cell office:value-type="string">
                <text:p>10:47:13</text:p>
              </table:table-cell>
              <table:table-cell office:value-type="float" office:value="1.342057">
                <text:p>1.342057</text:p>
              </table:table-cell>
            </table:table-row>
            <table:table-row>
              <table:table-cell office:value-type="string">
                <text:p>10:44:55</text:p>
              </table:table-cell>
              <table:table-cell office:value-type="float" office:value="0.992968">
                <text:p>0.992968</text:p>
              </table:table-cell>
            </table:table-row>
            <table:table-row>
              <table:table-cell office:value-type="string">
                <text:p>10:44:58</text:p>
              </table:table-cell>
              <table:table-cell office:value-type="float" office:value="0.992734">
                <text:p>0.992734</text:p>
              </table:table-cell>
            </table:table-row>
            <table:table-row>
              <table:table-cell office:value-type="string">
                <text:p>10:47:10</text:p>
              </table:table-cell>
              <table:table-cell office:value-type="float" office:value="3.261148">
                <text:p>3.261148</text:p>
              </table:table-cell>
            </table:table-row>
            <table:table-row>
              <table:table-cell office:value-type="string">
                <text:p>10:46:07</text:p>
              </table:table-cell>
              <table:table-cell office:value-type="float" office:value="59.631869">
                <text:p>59.631869</text:p>
              </table:table-cell>
            </table:table-row>
            <table:table-row>
              <table:table-cell office:value-type="string">
                <text:p>10:46:40</text:p>
              </table:table-cell>
              <table:table-cell office:value-type="float" office:value="8.429165">
                <text:p>8.429165</text:p>
              </table:table-cell>
            </table:table-row>
            <table:table-row>
              <table:table-cell office:value-type="string">
                <text:p>10:45:07</text:p>
              </table:table-cell>
              <table:table-cell office:value-type="float" office:value="0.973389">
                <text:p>0.973389</text:p>
              </table:table-cell>
            </table:table-row>
            <table:table-row>
              <table:table-cell office:value-type="string">
                <text:p>10:46:58</text:p>
              </table:table-cell>
              <table:table-cell office:value-type="float" office:value="4.119276">
                <text:p>4.119276</text:p>
              </table:table-cell>
            </table:table-row>
            <table:table-row>
              <table:table-cell office:value-type="string">
                <text:p>10:45:05</text:p>
              </table:table-cell>
              <table:table-cell office:value-type="float" office:value="0.476029">
                <text:p>0.476029</text:p>
              </table:table-cell>
            </table:table-row>
            <table:table-row>
              <table:table-cell office:value-type="string">
                <text:p>10:45:10</text:p>
              </table:table-cell>
              <table:table-cell office:value-type="float" office:value="2.332333">
                <text:p>2.332333</text:p>
              </table:table-cell>
            </table:table-row>
            <table:table-row>
              <table:table-cell office:value-type="string">
                <text:p>10:45:13</text:p>
              </table:table-cell>
              <table:table-cell office:value-type="float" office:value="2.371373">
                <text:p>2.371373</text:p>
              </table:table-cell>
            </table:table-row>
            <table:table-row>
              <table:table-cell office:value-type="string">
                <text:p>10:46:17</text:p>
              </table:table-cell>
              <table:table-cell office:value-type="float" office:value="51.38586">
                <text:p>51.38586</text:p>
              </table:table-cell>
            </table:table-row>
            <table:table-row>
              <table:table-cell office:value-type="string">
                <text:p>10:45:11</text:p>
              </table:table-cell>
              <table:table-cell office:value-type="float" office:value="1.866728">
                <text:p>1.866728</text:p>
              </table:table-cell>
            </table:table-row>
            <table:table-row>
              <table:table-cell office:value-type="string">
                <text:p>10:45:23</text:p>
              </table:table-cell>
              <table:table-cell office:value-type="float" office:value="5.411183">
                <text:p>5.411183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0.825503">
                <text:p>0.825503</text:p>
              </table:table-cell>
            </table:table-row>
            <table:table-row>
              <table:table-cell office:value-type="string">
                <text:p>10:46:53</text:p>
              </table:table-cell>
              <table:table-cell office:value-type="float" office:value="11.600877">
                <text:p>11.600877</text:p>
              </table:table-cell>
            </table:table-row>
            <table:table-row>
              <table:table-cell office:value-type="string">
                <text:p>10:45:16</text:p>
              </table:table-cell>
              <table:table-cell office:value-type="float" office:value="5.725199">
                <text:p>5.725199</text:p>
              </table:table-cell>
            </table:table-row>
            <table:table-row>
              <table:table-cell office:value-type="string">
                <text:p>10:46:26</text:p>
              </table:table-cell>
              <table:table-cell office:value-type="float" office:value="51.066297">
                <text:p>51.066297</text:p>
              </table:table-cell>
            </table:table-row>
            <table:table-row>
              <table:table-cell office:value-type="string">
                <text:p>10:45:17</text:p>
              </table:table-cell>
              <table:table-cell office:value-type="float" office:value="8.412555">
                <text:p>8.412555</text:p>
              </table:table-cell>
            </table:table-row>
            <table:table-row>
              <table:table-cell office:value-type="string">
                <text:p>10:45:26</text:p>
              </table:table-cell>
              <table:table-cell office:value-type="float" office:value="6.812518">
                <text:p>6.812518</text:p>
              </table:table-cell>
            </table:table-row>
            <table:table-row>
              <table:table-cell office:value-type="string">
                <text:p>10:45:25</text:p>
              </table:table-cell>
              <table:table-cell office:value-type="float" office:value="5.797195">
                <text:p>5.797195</text:p>
              </table:table-cell>
            </table:table-row>
            <table:table-row>
              <table:table-cell office:value-type="string">
                <text:p>10:46:09</text:p>
              </table:table-cell>
              <table:table-cell office:value-type="float" office:value="93.750048">
                <text:p>93.750048</text:p>
              </table:table-cell>
            </table:table-row>
            <table:table-row>
              <table:table-cell office:value-type="string">
                <text:p>10:45:22</text:p>
              </table:table-cell>
              <table:table-cell office:value-type="float" office:value="5.320122">
                <text:p>5.320122</text:p>
              </table:table-cell>
            </table:table-row>
            <table:table-row>
              <table:table-cell office:value-type="string">
                <text:p>10:46:23</text:p>
              </table:table-cell>
              <table:table-cell office:value-type="float" office:value="56.734656">
                <text:p>56.734656</text:p>
              </table:table-cell>
            </table:table-row>
            <table:table-row>
              <table:table-cell office:value-type="string">
                <text:p>10:46:29</text:p>
              </table:table-cell>
              <table:table-cell office:value-type="float" office:value="43.948246">
                <text:p>43.948246</text:p>
              </table:table-cell>
            </table:table-row>
            <table:table-row>
              <table:table-cell office:value-type="string">
                <text:p>10:45:35</text:p>
              </table:table-cell>
              <table:table-cell office:value-type="float" office:value="11.146054">
                <text:p>11.146054</text:p>
              </table:table-cell>
            </table:table-row>
            <table:table-row>
              <table:table-cell office:value-type="string">
                <text:p>10:45:37</text:p>
              </table:table-cell>
              <table:table-cell office:value-type="float" office:value="21.757631">
                <text:p>21.757631</text:p>
              </table:table-cell>
            </table:table-row>
            <table:table-row>
              <table:table-cell office:value-type="string">
                <text:p>10:46:25</text:p>
              </table:table-cell>
              <table:table-cell office:value-type="float" office:value="46.297096">
                <text:p>46.297096</text:p>
              </table:table-cell>
            </table:table-row>
            <table:table-row>
              <table:table-cell office:value-type="string">
                <text:p>10:45:34</text:p>
              </table:table-cell>
              <table:table-cell office:value-type="float" office:value="10.813408">
                <text:p>10.813408</text:p>
              </table:table-cell>
            </table:table-row>
            <table:table-row>
              <table:table-cell office:value-type="string">
                <text:p>10:45:31</text:p>
              </table:table-cell>
              <table:table-cell office:value-type="float" office:value="10.986726">
                <text:p>10.986726</text:p>
              </table:table-cell>
            </table:table-row>
            <table:table-row>
              <table:table-cell office:value-type="string">
                <text:p>10:45:33</text:p>
              </table:table-cell>
              <table:table-cell office:value-type="float" office:value="22.831443">
                <text:p>22.831443</text:p>
              </table:table-cell>
            </table:table-row>
            <table:table-row>
              <table:table-cell office:value-type="string">
                <text:p>10:45:36</text:p>
              </table:table-cell>
              <table:table-cell office:value-type="float" office:value="11.889188">
                <text:p>11.889188</text:p>
              </table:table-cell>
            </table:table-row>
            <table:table-row>
              <table:table-cell office:value-type="string">
                <text:p>10:45:40</text:p>
              </table:table-cell>
              <table:table-cell office:value-type="float" office:value="15.122913">
                <text:p>15.122913</text:p>
              </table:table-cell>
            </table:table-row>
            <table:table-row>
              <table:table-cell office:value-type="string">
                <text:p>10:45:39</text:p>
              </table:table-cell>
              <table:table-cell office:value-type="float" office:value="24.387156">
                <text:p>24.387156</text:p>
              </table:table-cell>
            </table:table-row>
            <table:table-row>
              <table:table-cell office:value-type="string">
                <text:p>10:45:45</text:p>
              </table:table-cell>
              <table:table-cell office:value-type="float" office:value="16.930687">
                <text:p>16.930687</text:p>
              </table:table-cell>
            </table:table-row>
            <table:table-row>
              <table:table-cell office:value-type="string">
                <text:p>10:45:47</text:p>
              </table:table-cell>
              <table:table-cell office:value-type="float" office:value="17.14762">
                <text:p>17.14762</text:p>
              </table:table-cell>
            </table:table-row>
            <table:table-row>
              <table:table-cell office:value-type="string">
                <text:p>10:46:01</text:p>
              </table:table-cell>
              <table:table-cell office:value-type="float" office:value="78.639378">
                <text:p>78.639378</text:p>
              </table:table-cell>
            </table:table-row>
            <table:table-row>
              <table:table-cell office:value-type="string">
                <text:p>10:45:44</text:p>
              </table:table-cell>
              <table:table-cell office:value-type="float" office:value="16.641423">
                <text:p>16.641423</text:p>
              </table:table-cell>
            </table:table-row>
            <table:table-row>
              <table:table-cell office:value-type="string">
                <text:p>10:45:41</text:p>
              </table:table-cell>
              <table:table-cell office:value-type="float" office:value="14.624452">
                <text:p>14.624452</text:p>
              </table:table-cell>
            </table:table-row>
            <table:table-row>
              <table:table-cell office:value-type="string">
                <text:p>10:45:46</text:p>
              </table:table-cell>
              <table:table-cell office:value-type="float" office:value="16.170882">
                <text:p>16.170882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13.376203">
                <text:p>13.376203</text:p>
              </table:table-cell>
            </table:table-row>
            <table:table-row>
              <table:table-cell office:value-type="string">
                <text:p>10:45:43</text:p>
              </table:table-cell>
              <table:table-cell office:value-type="float" office:value="17.096612">
                <text:p>17.096612</text:p>
              </table:table-cell>
            </table:table-row>
            <table:table-row>
              <table:table-cell office:value-type="string">
                <text:p>10:45:48</text:p>
              </table:table-cell>
              <table:table-cell office:value-type="float" office:value="18.031543">
                <text:p>18.031543</text:p>
              </table:table-cell>
            </table:table-row>
            <table:table-row>
              <table:table-cell office:value-type="string">
                <text:p>10:45:42</text:p>
              </table:table-cell>
              <table:table-cell office:value-type="float" office:value="14.620422">
                <text:p>14.620422</text:p>
              </table:table-cell>
            </table:table-row>
            <table:table-row>
              <table:table-cell office:value-type="string">
                <text:p>10:45:53</text:p>
              </table:table-cell>
              <table:table-cell office:value-type="float" office:value="21.807942">
                <text:p>21.807942</text:p>
              </table:table-cell>
            </table:table-row>
            <table:table-row>
              <table:table-cell office:value-type="string">
                <text:p>10:45:54</text:p>
              </table:table-cell>
              <table:table-cell office:value-type="float" office:value="20.316189">
                <text:p>20.316189</text:p>
              </table:table-cell>
            </table:table-row>
            <table:table-row>
              <table:table-cell office:value-type="string">
                <text:p>10:46:00</text:p>
              </table:table-cell>
              <table:table-cell office:value-type="float" office:value="51.354794">
                <text:p>51.354794</text:p>
              </table:table-cell>
            </table:table-row>
            <table:table-row>
              <table:table-cell office:value-type="string">
                <text:p>10:46:28</text:p>
              </table:table-cell>
              <table:table-cell office:value-type="float" office:value="58.44793">
                <text:p>58.44793</text:p>
              </table:table-cell>
            </table:table-row>
            <table:table-row>
              <table:table-cell office:value-type="string">
                <text:p>10:45:52</text:p>
              </table:table-cell>
              <table:table-cell office:value-type="float" office:value="19.800823">
                <text:p>19.800823</text:p>
              </table:table-cell>
            </table:table-row>
            <table:table-row>
              <table:table-cell office:value-type="string">
                <text:p>10:45:55</text:p>
              </table:table-cell>
              <table:table-cell office:value-type="float" office:value="20.901617">
                <text:p>20.901617</text:p>
              </table:table-cell>
            </table:table-row>
            <table:table-row>
              <table:table-cell office:value-type="string">
                <text:p>10:45:57</text:p>
              </table:table-cell>
              <table:table-cell office:value-type="float" office:value="21.528113">
                <text:p>21.528113</text:p>
              </table:table-cell>
            </table:table-row>
            <table:table-row>
              <table:table-cell office:value-type="string">
                <text:p>10:45:49</text:p>
              </table:table-cell>
              <table:table-cell office:value-type="float" office:value="18.819394">
                <text:p>18.819394</text:p>
              </table:table-cell>
            </table:table-row>
            <table:table-row>
              <table:table-cell office:value-type="string">
                <text:p>10:45:50</text:p>
              </table:table-cell>
              <table:table-cell office:value-type="float" office:value="18.671303">
                <text:p>18.671303</text:p>
              </table:table-cell>
            </table:table-row>
            <table:table-row>
              <table:table-cell office:value-type="string">
                <text:p>10:45:51</text:p>
              </table:table-cell>
              <table:table-cell office:value-type="float" office:value="19.078817">
                <text:p>19.078817</text:p>
              </table:table-cell>
            </table:table-row>
            <table:table-row>
              <table:table-cell office:value-type="string">
                <text:p>10:45:56</text:p>
              </table:table-cell>
              <table:table-cell office:value-type="float" office:value="21.1208">
                <text:p>21.1208</text:p>
              </table:table-cell>
            </table:table-row>
            <table:table-row>
              <table:table-cell office:value-type="string">
                <text:p>10:46:08</text:p>
              </table:table-cell>
              <table:table-cell office:value-type="float" office:value="72.473971">
                <text:p>72.473971</text:p>
              </table:table-cell>
            </table:table-row>
            <table:table-row>
              <table:table-cell office:value-type="string">
                <text:p>10:45:58</text:p>
              </table:table-cell>
              <table:table-cell office:value-type="float" office:value="21.652882">
                <text:p>21.652882</text:p>
              </table:table-cell>
            </table:table-row>
            <table:table-row>
              <table:table-cell office:value-type="string">
                <text:p>10:45:59</text:p>
              </table:table-cell>
              <table:table-cell office:value-type="float" office:value="21.936781">
                <text:p>21.936781</text:p>
              </table:table-cell>
            </table:table-row>
            <table:table-row>
              <table:table-cell office:value-type="string">
                <text:p>10:46:04</text:p>
              </table:table-cell>
              <table:table-cell office:value-type="float" office:value="25.345392">
                <text:p>25.345392</text:p>
              </table:table-cell>
            </table:table-row>
            <table:table-row>
              <table:table-cell office:value-type="string">
                <text:p>10:46:05</text:p>
              </table:table-cell>
              <table:table-cell office:value-type="float" office:value="25.960693">
                <text:p>25.960693</text:p>
              </table:table-cell>
            </table:table-row>
            <table:table-row>
              <table:table-cell office:value-type="string">
                <text:p>10:46:03</text:p>
              </table:table-cell>
              <table:table-cell office:value-type="float" office:value="24.863938">
                <text:p>24.863938</text:p>
              </table:table-cell>
            </table:table-row>
            <table:table-row>
              <table:table-cell office:value-type="string">
                <text:p>10:46:10</text:p>
              </table:table-cell>
              <table:table-cell office:value-type="float" office:value="71.870957">
                <text:p>71.870957</text:p>
              </table:table-cell>
            </table:table-row>
            <table:table-row>
              <table:table-cell office:value-type="string">
                <text:p>10:46:12</text:p>
              </table:table-cell>
              <table:table-cell office:value-type="float" office:value="33.76386">
                <text:p>33.76386</text:p>
              </table:table-cell>
            </table:table-row>
            <table:table-row>
              <table:table-cell office:value-type="string">
                <text:p>10:46:13</text:p>
              </table:table-cell>
              <table:table-cell office:value-type="float" office:value="33.678577">
                <text:p>33.678577</text:p>
              </table:table-cell>
            </table:table-row>
            <table:table-row>
              <table:table-cell office:value-type="string">
                <text:p>10:46:14</text:p>
              </table:table-cell>
              <table:table-cell office:value-type="float" office:value="35.129829">
                <text:p>35.129829</text:p>
              </table:table-cell>
            </table:table-row>
            <table:table-row>
              <table:table-cell office:value-type="string">
                <text:p>10:46:18</text:p>
              </table:table-cell>
              <table:table-cell office:value-type="float" office:value="41.937131">
                <text:p>41.937131</text:p>
              </table:table-cell>
            </table:table-row>
            <table:table-row>
              <table:table-cell office:value-type="string">
                <text:p>10:46:27</text:p>
              </table:table-cell>
              <table:table-cell office:value-type="float" office:value="50.904683">
                <text:p>50.904683</text:p>
              </table:table-cell>
            </table:table-row>
            <table:table-row>
              <table:table-cell office:value-type="string">
                <text:p>10:46:20</text:p>
              </table:table-cell>
              <table:table-cell office:value-type="float" office:value="51.605828">
                <text:p>51.605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E000000DD000000DDB819A20A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3.829cm" svg:y="0.316cm" chart:style-name="ch2">
          <text:p>Subset Data Sorted by Requests/Second</text:p>
        </chart:title>
        <chart:plot-area chart:style-name="ch3" table:cell-range-address="edited.G1:edited.G101 edited.C1:edited.C101" chart:data-source-has-labels="row" svg:x="1.331cm" svg:y="1.275cm" svg:width="14.349cm" svg:height="6.564cm">
          <chart:coordinate-region svg:x="2.615cm" svg:y="1.474cm" svg:width="12.785cm" svg:height="5.718cm"/>
          <chart:axis chart:dimension="x" chart:name="primary-x" chart:style-name="ch4">
            <chart:title svg:x="6.926cm" svg:y="8.019cm" chart:style-name="ch5">
              <text:p>Requests per Second</text:p>
            </chart:title>
          </chart:axis>
          <chart:axis chart:dimension="y" chart:name="primary-y" chart:style-name="ch6">
            <chart:title svg:x="0.451cm" svg:y="6.334cm" chart:style-name="ch7">
              <text:p>Respons Time, Seconds</text:p>
            </chart:title>
            <chart:grid chart:style-name="ch8" chart:class="major"/>
          </chart:axis>
          <chart:series chart:style-name="ch9" chart:values-cell-range-address="edited.C2:edited.C101" chart:label-cell-address="edited.C1:edited.C1" chart:class="chart:scatter">
            <chart:domain table:cell-range-address="edited.G2:edited.G101"/>
            <chart:data-point chart:repeated="8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edited.C1:edite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2">
                <text:p>252</text:p>
                <draw:g>
                  <svg:desc>edited.G2:edited.G101</svg:desc>
                </draw:g>
              </table:table-cell>
              <table:table-cell office:value-type="float" office:value="0.643792">
                <text:p>0.643792</text:p>
                <draw:g>
                  <svg:desc>edited.C2:edited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">
                <text:p>252</text:p>
              </table:table-cell>
              <table:table-cell office:value-type="float" office:value="1.718052">
                <text:p>1.718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  <table:table-cell office:value-type="float" office:value="6.177062">
                <text:p>6.177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0.777234">
                <text:p>0.777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2.5059">
                <text:p>2.5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0.501752">
                <text:p>0.501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0.535351">
                <text:p>0.535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4.75316">
                <text:p>4.75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.342057">
                <text:p>1.342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0.992968">
                <text:p>0.992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8">
                <text:p>258</text:p>
              </table:table-cell>
              <table:table-cell office:value-type="float" office:value="0.992734">
                <text:p>0.992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1">
                <text:p>261</text:p>
              </table:table-cell>
              <table:table-cell office:value-type="float" office:value="3.261148">
                <text:p>3.261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2">
                <text:p>262</text:p>
              </table:table-cell>
              <table:table-cell office:value-type="float" office:value="59.631869">
                <text:p>59.63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">
                <text:p>262</text:p>
              </table:table-cell>
              <table:table-cell office:value-type="float" office:value="8.429165">
                <text:p>8.429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">
                <text:p>263</text:p>
              </table:table-cell>
              <table:table-cell office:value-type="float" office:value="0.973389">
                <text:p>0.973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5">
                <text:p>265</text:p>
              </table:table-cell>
              <table:table-cell office:value-type="float" office:value="4.119276">
                <text:p>4.1192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">
                <text:p>266</text:p>
              </table:table-cell>
              <table:table-cell office:value-type="float" office:value="0.476029">
                <text:p>0.476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7">
                <text:p>267</text:p>
              </table:table-cell>
              <table:table-cell office:value-type="float" office:value="2.332333">
                <text:p>2.332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">
                <text:p>269</text:p>
              </table:table-cell>
              <table:table-cell office:value-type="float" office:value="2.371373">
                <text:p>2.371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51.38586">
                <text:p>51.38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1.866728">
                <text:p>1.866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  <table:table-cell office:value-type="float" office:value="5.411183">
                <text:p>5.411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1">
                <text:p>271</text:p>
              </table:table-cell>
              <table:table-cell office:value-type="float" office:value="0.825503">
                <text:p>0.825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2">
                <text:p>272</text:p>
              </table:table-cell>
              <table:table-cell office:value-type="float" office:value="11.600877">
                <text:p>11.60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">
                <text:p>273</text:p>
              </table:table-cell>
              <table:table-cell office:value-type="float" office:value="5.725199">
                <text:p>5.725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3">
                <text:p>273</text:p>
              </table:table-cell>
              <table:table-cell office:value-type="float" office:value="51.066297">
                <text:p>51.066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4">
                <text:p>274</text:p>
              </table:table-cell>
              <table:table-cell office:value-type="float" office:value="8.412555">
                <text:p>8.412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5">
                <text:p>275</text:p>
              </table:table-cell>
              <table:table-cell office:value-type="float" office:value="6.812518">
                <text:p>6.812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6">
                <text:p>276</text:p>
              </table:table-cell>
              <table:table-cell office:value-type="float" office:value="5.797195">
                <text:p>5.797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9">
                <text:p>279</text:p>
              </table:table-cell>
              <table:table-cell office:value-type="float" office:value="93.750048">
                <text:p>93.750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1">
                <text:p>281</text:p>
              </table:table-cell>
              <table:table-cell office:value-type="float" office:value="5.320122">
                <text:p>5.3201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4">
                <text:p>284</text:p>
              </table:table-cell>
              <table:table-cell office:value-type="float" office:value="56.734656">
                <text:p>56.734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5">
                <text:p>285</text:p>
              </table:table-cell>
              <table:table-cell office:value-type="float" office:value="43.948246">
                <text:p>43.9482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0">
                <text:p>290</text:p>
              </table:table-cell>
              <table:table-cell office:value-type="float" office:value="11.146054">
                <text:p>11.146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">
                <text:p>292</text:p>
              </table:table-cell>
              <table:table-cell office:value-type="float" office:value="21.757631">
                <text:p>21.7576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2">
                <text:p>292</text:p>
              </table:table-cell>
              <table:table-cell office:value-type="float" office:value="46.297096">
                <text:p>46.2970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3">
                <text:p>293</text:p>
              </table:table-cell>
              <table:table-cell office:value-type="float" office:value="10.813408">
                <text:p>10.813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4">
                <text:p>294</text:p>
              </table:table-cell>
              <table:table-cell office:value-type="float" office:value="10.986726">
                <text:p>10.9867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6">
                <text:p>296</text:p>
              </table:table-cell>
              <table:table-cell office:value-type="float" office:value="22.831443">
                <text:p>22.831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8">
                <text:p>298</text:p>
              </table:table-cell>
              <table:table-cell office:value-type="float" office:value="11.889188">
                <text:p>11.889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">
                <text:p>299</text:p>
              </table:table-cell>
              <table:table-cell office:value-type="float" office:value="15.122913">
                <text:p>15.122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2">
                <text:p>302</text:p>
              </table:table-cell>
              <table:table-cell office:value-type="float" office:value="24.387156">
                <text:p>24.387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2">
                <text:p>302</text:p>
              </table:table-cell>
              <table:table-cell office:value-type="float" office:value="16.930687">
                <text:p>16.930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2">
                <text:p>302</text:p>
              </table:table-cell>
              <table:table-cell office:value-type="float" office:value="17.14762">
                <text:p>17.147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2">
                <text:p>302</text:p>
              </table:table-cell>
              <table:table-cell office:value-type="float" office:value="78.639378">
                <text:p>78.639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3">
                <text:p>303</text:p>
              </table:table-cell>
              <table:table-cell office:value-type="float" office:value="16.641423">
                <text:p>16.6414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4">
                <text:p>304</text:p>
              </table:table-cell>
              <table:table-cell office:value-type="float" office:value="14.624452">
                <text:p>14.624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4">
                <text:p>304</text:p>
              </table:table-cell>
              <table:table-cell office:value-type="float" office:value="16.170882">
                <text:p>16.170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5">
                <text:p>305</text:p>
              </table:table-cell>
              <table:table-cell office:value-type="float" office:value="13.376203">
                <text:p>13.3762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5">
                <text:p>305</text:p>
              </table:table-cell>
              <table:table-cell office:value-type="float" office:value="17.096612">
                <text:p>17.096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18.031543">
                <text:p>18.031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">
                <text:p>307</text:p>
              </table:table-cell>
              <table:table-cell office:value-type="float" office:value="14.620422">
                <text:p>14.6204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8">
                <text:p>308</text:p>
              </table:table-cell>
              <table:table-cell office:value-type="float" office:value="21.807942">
                <text:p>21.807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  <table:table-cell office:value-type="float" office:value="20.316189">
                <text:p>20.3161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8">
                <text:p>308</text:p>
              </table:table-cell>
              <table:table-cell office:value-type="float" office:value="51.354794">
                <text:p>51.3547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">
                <text:p>308</text:p>
              </table:table-cell>
              <table:table-cell office:value-type="float" office:value="58.44793">
                <text:p>58.44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0">
                <text:p>310</text:p>
              </table:table-cell>
              <table:table-cell office:value-type="float" office:value="19.800823">
                <text:p>19.800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0">
                <text:p>310</text:p>
              </table:table-cell>
              <table:table-cell office:value-type="float" office:value="20.901617">
                <text:p>20.901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2">
                <text:p>312</text:p>
              </table:table-cell>
              <table:table-cell office:value-type="float" office:value="21.528113">
                <text:p>21.528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3">
                <text:p>313</text:p>
              </table:table-cell>
              <table:table-cell office:value-type="float" office:value="18.819394">
                <text:p>18.819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18.671303">
                <text:p>18.671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6">
                <text:p>316</text:p>
              </table:table-cell>
              <table:table-cell office:value-type="float" office:value="19.078817">
                <text:p>19.0788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6">
                <text:p>316</text:p>
              </table:table-cell>
              <table:table-cell office:value-type="float" office:value="21.1208">
                <text:p>21.1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72.473971">
                <text:p>72.473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1">
                <text:p>321</text:p>
              </table:table-cell>
              <table:table-cell office:value-type="float" office:value="21.652882">
                <text:p>21.652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2">
                <text:p>322</text:p>
              </table:table-cell>
              <table:table-cell office:value-type="float" office:value="21.936781">
                <text:p>21.9367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3">
                <text:p>323</text:p>
              </table:table-cell>
              <table:table-cell office:value-type="float" office:value="25.345392">
                <text:p>25.345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4">
                <text:p>324</text:p>
              </table:table-cell>
              <table:table-cell office:value-type="float" office:value="25.960693">
                <text:p>25.9606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8">
                <text:p>328</text:p>
              </table:table-cell>
              <table:table-cell office:value-type="float" office:value="24.863938">
                <text:p>24.8639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8">
                <text:p>328</text:p>
              </table:table-cell>
              <table:table-cell office:value-type="float" office:value="71.870957">
                <text:p>71.8709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8">
                <text:p>328</text:p>
              </table:table-cell>
              <table:table-cell office:value-type="float" office:value="33.76386">
                <text:p>33.763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8">
                <text:p>328</text:p>
              </table:table-cell>
              <table:table-cell office:value-type="float" office:value="33.678577">
                <text:p>33.6785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">
                <text:p>330</text:p>
              </table:table-cell>
              <table:table-cell office:value-type="float" office:value="35.129829">
                <text:p>35.1298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4">
                <text:p>334</text:p>
              </table:table-cell>
              <table:table-cell office:value-type="float" office:value="41.937131">
                <text:p>41.9371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8">
                <text:p>338</text:p>
              </table:table-cell>
              <table:table-cell office:value-type="float" office:value="50.904683">
                <text:p>50.9046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9">
                <text:p>339</text:p>
              </table:table-cell>
              <table:table-cell office:value-type="float" office:value="51.605828">
                <text:p>51.605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04cm" svg:y="0.316cm" chart:style-name="ch2">
          <text:p>Calvin Raw Data, as a Scatterplot </text:p>
        </chart:title>
        <chart:subtitle svg:x="2.36cm" svg:y="1.275cm" chart:style-name="ch3">
          <text:p>Everything above sample 350 is an artifact of the test shutdown</text:p>
        </chart:subtitle>
        <chart:plot-area chart:style-name="ch4" table:cell-range-address="edited_2.A2:edited_2.B101 edited_2.A1:edited_2.A1" chart:data-source-has-labels="both" svg:x="1.331cm" svg:y="2.138cm" svg:width="14.349cm" svg:height="5.701cm">
          <chart:coordinate-region svg:x="2.138cm" svg:y="2.337cm" svg:width="13.024cm" svg:height="4.855cm"/>
          <chart:axis chart:dimension="x" chart:name="primary-x" chart:style-name="ch5" chartooo:axis-type="auto">
            <chart:title svg:x="6.49cm" svg:y="8.019cm" chart:style-name="ch6">
              <text:p>Load, Requests per Second</text:p>
            </chart:title>
            <chart:categories table:cell-range-address="edited_2.B2:edited_2.B101"/>
            <chart:grid chart:style-name="ch7" chart:class="major"/>
          </chart:axis>
          <chart:axis chart:dimension="y" chart:name="primary-y" chart:style-name="ch8">
            <chart:title svg:x="0.451cm" svg:y="6.051cm" chart:style-name="ch9">
              <text:p>Time, UNITS?</text:p>
            </chart:title>
            <chart:grid chart:style-name="ch7" chart:class="major"/>
          </chart:axis>
          <chart:series chart:style-name="ch10" chart:values-cell-range-address="edited_2.A2:edited_2.A101" chart:label-cell-address="edited_2.A1:edited_2.A1" chart:class="chart:scatter">
            <chart:domain table:cell-range-address="edited_2.B2:edited_2.B101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edited_2.A1:edited_2.A1</svg:desc>
                </draw:g>
              </table:table-cell>
            </table:table-row>
          </table:table-header-rows>
          <table:table-rows>
            <table:table-row>
              <table:table-cell office:value-type="float" office:value="0.643792">
                <text:p>0.643792</text:p>
                <draw:g>
                  <svg:desc>edited_2.B2:edited_2.B101</svg:desc>
                </draw:g>
              </table:table-cell>
              <table:table-cell office:value-type="float" office:value="252">
                <text:p>252</text:p>
                <draw:g>
                  <svg:desc>edited_2.A2:edited_2.A101</svg:desc>
                </draw:g>
              </table:table-cell>
            </table:table-row>
            <table:table-row>
              <table:table-cell office:value-type="float" office:value="1.718052">
                <text:p>1.7180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.177062">
                <text:p>6.17706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0.777234">
                <text:p>0.77723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.5059">
                <text:p>2.505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0.501752">
                <text:p>0.50175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0.535351">
                <text:p>0.53535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.75316">
                <text:p>4.753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.342057">
                <text:p>1.34205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0.992968">
                <text:p>0.99296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0.992734">
                <text:p>0.99273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.261148">
                <text:p>3.26114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59.631869">
                <text:p>59.63186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8.429165">
                <text:p>8.42916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0.973389">
                <text:p>0.97338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.119276">
                <text:p>4.119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0.476029">
                <text:p>0.47602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.332333">
                <text:p>2.33233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2.371373">
                <text:p>2.37137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51.38586">
                <text:p>51.3858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1.866728">
                <text:p>1.86672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5.411183">
                <text:p>5.41118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0.825503">
                <text:p>0.82550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11.600877">
                <text:p>11.60087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5.725199">
                <text:p>5.72519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51.066297">
                <text:p>51.06629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8.412555">
                <text:p>8.41255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.812518">
                <text:p>6.81251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5.797195">
                <text:p>5.79719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93.750048">
                <text:p>93.75004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5.320122">
                <text:p>5.32012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56.734656">
                <text:p>56.73465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3.948246">
                <text:p>43.94824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11.146054">
                <text:p>11.14605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21.757631">
                <text:p>21.75763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6.297096">
                <text:p>46.29709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10.813408">
                <text:p>10.81340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0.986726">
                <text:p>10.98672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22.831443">
                <text:p>22.83144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1.889188">
                <text:p>11.88918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5.122913">
                <text:p>15.12291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24.387156">
                <text:p>24.38715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6.930687">
                <text:p>16.93068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7.14762">
                <text:p>17.1476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78.639378">
                <text:p>78.63937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6.641423">
                <text:p>16.64142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14.624452">
                <text:p>14.62445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16.170882">
                <text:p>16.1708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13.376203">
                <text:p>13.37620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7.096612">
                <text:p>17.0966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8.031543">
                <text:p>18.0315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14.620422">
                <text:p>14.62042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21.807942">
                <text:p>21.80794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0.316189">
                <text:p>20.31618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51.354794">
                <text:p>51.35479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58.44793">
                <text:p>58.4479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19.800823">
                <text:p>19.80082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20.901617">
                <text:p>20.90161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21.528113">
                <text:p>21.52811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8.819394">
                <text:p>18.81939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18.671303">
                <text:p>18.67130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9.078817">
                <text:p>19.07881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21.1208">
                <text:p>21.120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72.473971">
                <text:p>72.47397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21.652882">
                <text:p>21.65288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1.936781">
                <text:p>21.93678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5.345392">
                <text:p>25.34539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5.960693">
                <text:p>25.96069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24.863938">
                <text:p>24.86393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71.870957">
                <text:p>71.87095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33.76386">
                <text:p>33.7638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33.678577">
                <text:p>33.67857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35.129829">
                <text:p>35.12982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1.937131">
                <text:p>41.93713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50.904683">
                <text:p>50.90468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51.605828">
                <text:p>51.60582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26cm" svg:y="0.316cm" chart:style-name="ch2">
          <text:p>Outlier-Free Data Sorted by Requests/Second</text:p>
        </chart:title>
        <chart:plot-area chart:style-name="ch3" table:cell-range-address="edited_2.A1:edited_2.A101" chart:data-source-has-labels="row" svg:x="1.331cm" svg:y="1.275cm" svg:width="14.349cm" svg:height="6.564cm">
          <chart:coordinate-region svg:x="2.138cm" svg:y="1.474cm" svg:width="13.262cm" svg:height="5.718cm"/>
          <chart:axis chart:dimension="x" chart:name="primary-x" chart:style-name="ch4">
            <chart:title svg:x="6.926cm" svg:y="8.019cm" chart:style-name="ch5">
              <text:p>Requests per Second</text:p>
            </chart:title>
          </chart:axis>
          <chart:axis chart:dimension="y" chart:name="primary-y" chart:style-name="ch6">
            <chart:title svg:x="0.451cm" svg:y="6.334cm" chart:style-name="ch7">
              <text:p>Respons Time, Seconds</text:p>
            </chart:title>
            <chart:grid chart:style-name="ch8" chart:class="major"/>
          </chart:axis>
          <chart:series chart:style-name="ch9" chart:values-cell-range-address="edited_2.A2:edited_2.A101" chart:label-cell-address="edited_2.A1:edited_2.A1" chart:class="chart:scatter">
            <chart:domain table:cell-range-address="edited_2.A2:edited_2.A101"/>
            <chart:data-point chart:repeated="8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nsactions</text:p>
                <draw:g>
                  <svg:desc>edited_2.A1:edited_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2">
                <text:p>252</text:p>
                <draw:g>
                  <svg:desc>edited_2.A2:edited_2.A101</svg:desc>
                </draw:g>
              </table:table-cell>
              <table:table-cell office:value-type="float" office:value="252">
                <text:p>252</text:p>
                <draw:g>
                  <svg:desc>edited_2.A2:edited_2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">
                <text:p>2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">
                <text:p>2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3">
                <text:p>2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